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2.596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99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00ff00" fo:border="0.06pt solid #000000"/>
    </style:style>
    <style:style style:name="ce13" style:family="table-cell" style:parent-style-name="Default">
      <style:table-cell-properties fo:border-bottom="0.06pt solid #000000" fo:background-color="#ccffff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ccffff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1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cc99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ackground-color="#ffcc99" fo:border-left="0.06pt solid #000000" fo:border-right="0.06pt solid #000000" fo:border-top="none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111"/>
    <style:style style:name="ce27" style:family="table-cell" style:parent-style-name="Default" style:data-style-name="N111">
      <style:text-properties fo:color="#ff0000" fo:font-weight="bold" style:font-weight-asian="bold" style:font-weight-complex="bold"/>
    </style:style>
    <style:style style:name="ce28" style:family="table-cell" style:parent-style-name="Default" style:data-style-name="N111">
      <style:text-properties fo:color="#ff3333" fo:font-weight="bold" style:font-weight-asian="bold" style:font-weight-complex="bold"/>
    </style:style>
    <style:style style:name="ce29" style:family="table-cell" style:parent-style-name="Default" style:data-style-name="N1"/>
  </office:automatic-styles>
  <office:body>
    <office:spreadsheet>
      <table:table table:name="OCL_GPU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" table:default-cell-style-name="ce19"/>
        <table:table-column table:style-name="co3" table:default-cell-style-name="Default"/>
        <table:table-row table:style-name="ro1">
          <table:table-cell table:style-name="Default" table:number-columns-repeated="2"/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iming Test – OCL GPU Times</text:p>
          </table:table-cell>
          <table:covered-table-cell table:style-name="Default"/>
          <table:covered-table-cell/>
          <table:table-cell table:style-name="ce11" office:value-type="string">
            <text:p>1000 Events</text:p>
          </table:table-cell>
          <table:table-cell/>
          <table:table-cell table:style-name="ce12" office:value-type="string" table:number-columns-spanned="2" table:number-rows-spanned="1">
            <text:p>No. Threads: 2</text:p>
          </table:table-cell>
          <table:covered-table-cell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No. Iterations</text:p>
          </table:table-cell>
          <table:table-cell table:style-name="ce5" office:value-type="string">
            <text:p>Time 1</text:p>
          </table:table-cell>
          <table:table-cell table:style-name="ce5" office:value-type="string">
            <text:p>Time 2</text:p>
          </table:table-cell>
          <table:table-cell table:style-name="ce5" office:value-type="string">
            <text:p>Time 3</text:p>
          </table:table-cell>
          <table:table-cell table:style-name="ce5" office:value-type="string">
            <text:p>Time 4</text:p>
          </table:table-cell>
          <table:table-cell table:style-name="ce5" office:value-type="string">
            <text:p>Time 5</text:p>
          </table:table-cell>
          <table:table-cell table:style-name="ce5" office:value-type="string">
            <text:p>Time 6</text:p>
          </table:table-cell>
          <table:table-cell table:style-name="ce5" office:value-type="string">
            <text:p>Time 7</text:p>
          </table:table-cell>
          <table:table-cell table:style-name="ce5" office:value-type="string">
            <text:p>Time 8</text:p>
          </table:table-cell>
          <table:table-cell table:style-name="ce5" office:value-type="string">
            <text:p>Time 9</text:p>
          </table:table-cell>
          <table:table-cell table:style-name="ce5" office:value-type="string">
            <text:p>Time 10</text:p>
          </table:table-cell>
          <table:table-cell table:style-name="ce13" office:value-type="string">
            <text:p>Average</text:p>
          </table:table-cell>
          <table:table-cell table:style-name="ce17" office:value-type="string">
            <text:p>Error</text:p>
          </table:table-cell>
          <table:table-cell office:value-type="string">
            <text:p>Time per iteration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style-name="ce6" office:value-type="float" office:value="57.714">
            <text:p>57.714</text:p>
          </table:table-cell>
          <table:table-cell table:style-name="ce9" office:value-type="float" office:value="56.685">
            <text:p>56.685</text:p>
          </table:table-cell>
          <table:table-cell table:style-name="ce9" office:value-type="float" office:value="54.287">
            <text:p>54.287</text:p>
          </table:table-cell>
          <table:table-cell table:style-name="ce9" office:value-type="float" office:value="52.525">
            <text:p>52.525</text:p>
          </table:table-cell>
          <table:table-cell table:style-name="ce9" office:value-type="float" office:value="55.826">
            <text:p>55.826</text:p>
          </table:table-cell>
          <table:table-cell table:style-name="ce9" office:value-type="float" office:value="54.047">
            <text:p>54.047</text:p>
          </table:table-cell>
          <table:table-cell table:style-name="ce9" office:value-type="float" office:value="56.087">
            <text:p>56.087</text:p>
          </table:table-cell>
          <table:table-cell table:style-name="ce9" office:value-type="float" office:value="57.973">
            <text:p>57.973</text:p>
          </table:table-cell>
          <table:table-cell table:style-name="ce9" office:value-type="float" office:value="54.781">
            <text:p>54.781</text:p>
          </table:table-cell>
          <table:table-cell table:style-name="ce9" office:value-type="float" office:value="56.012">
            <text:p>56.012</text:p>
          </table:table-cell>
          <table:table-cell table:style-name="ce14" table:formula="of:=AVERAGE([.B4:.K4])" office:value-type="float" office:value="55.5937">
            <text:p>55.5937</text:p>
          </table:table-cell>
          <table:table-cell table:style-name="ce18" table:formula="of:=STDEV([.B4:.K4])" office:value-type="float" office:value="1.69957857848481">
            <text:p>1.6995785785</text:p>
          </table:table-cell>
          <table:table-cell table:formula="of:=[.L4]/[.A4]" office:value-type="float" office:value="0.00555937">
            <text:p>0.00555937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59.225">
            <text:p>159.225</text:p>
          </table:table-cell>
          <table:table-cell office:value-type="float" office:value="155.805">
            <text:p>155.805</text:p>
          </table:table-cell>
          <table:table-cell office:value-type="float" office:value="158.937">
            <text:p>158.937</text:p>
          </table:table-cell>
          <table:table-cell office:value-type="float" office:value="161.082">
            <text:p>161.082</text:p>
          </table:table-cell>
          <table:table-cell office:value-type="float" office:value="160.98">
            <text:p>160.98</text:p>
          </table:table-cell>
          <table:table-cell office:value-type="float" office:value="158.742">
            <text:p>158.742</text:p>
          </table:table-cell>
          <table:table-cell office:value-type="float" office:value="158.479">
            <text:p>158.479</text:p>
          </table:table-cell>
          <table:table-cell office:value-type="float" office:value="155.591">
            <text:p>155.591</text:p>
          </table:table-cell>
          <table:table-cell office:value-type="float" office:value="159.497">
            <text:p>159.497</text:p>
          </table:table-cell>
          <table:table-cell office:value-type="float" office:value="161.58">
            <text:p>161.58</text:p>
          </table:table-cell>
          <table:table-cell table:formula="of:=AVERAGE([.B5:.K5])" office:value-type="float" office:value="158.9918">
            <text:p>158.9918</text:p>
          </table:table-cell>
          <table:table-cell table:formula="of:=STDEV([.B5:.K5])" office:value-type="float" office:value="2.03796645921587">
            <text:p>2.0379664592</text:p>
          </table:table-cell>
          <table:table-cell table:formula="of:=[.L5]/[.A5]" office:value-type="float" office:value="0.00529972666666667">
            <text:p>0.0052997267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55.011">
            <text:p>255.011</text:p>
          </table:table-cell>
          <table:table-cell office:value-type="float" office:value="259.216">
            <text:p>259.216</text:p>
          </table:table-cell>
          <table:table-cell office:value-type="float" office:value="263.129">
            <text:p>263.129</text:p>
          </table:table-cell>
          <table:table-cell office:value-type="float" office:value="265.547">
            <text:p>265.547</text:p>
          </table:table-cell>
          <table:table-cell office:value-type="float" office:value="263.13">
            <text:p>263.13</text:p>
          </table:table-cell>
          <table:table-cell office:value-type="float" office:value="264.092">
            <text:p>264.092</text:p>
          </table:table-cell>
          <table:table-cell office:value-type="float" office:value="263.444">
            <text:p>263.444</text:p>
          </table:table-cell>
          <table:table-cell office:value-type="float" office:value="261.528">
            <text:p>261.528</text:p>
          </table:table-cell>
          <table:table-cell office:value-type="float" office:value="264.218">
            <text:p>264.218</text:p>
          </table:table-cell>
          <table:table-cell office:value-type="float" office:value="263.852">
            <text:p>263.852</text:p>
          </table:table-cell>
          <table:table-cell table:formula="of:=AVERAGE([.B6:.K6])" office:value-type="float" office:value="262.3167">
            <text:p>262.3167</text:p>
          </table:table-cell>
          <table:table-cell table:formula="of:=STDEV([.B6:.K6])" office:value-type="float" office:value="3.08689614157796">
            <text:p>3.0868961416</text:p>
          </table:table-cell>
          <table:table-cell table:formula="of:=[.L6]/[.A6]" office:value-type="float" office:value="0.005246334">
            <text:p>0.005246334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365.622">
            <text:p>365.622</text:p>
          </table:table-cell>
          <table:table-cell office:value-type="float" office:value="363.97">
            <text:p>363.97</text:p>
          </table:table-cell>
          <table:table-cell office:value-type="float" office:value="364.579">
            <text:p>364.579</text:p>
          </table:table-cell>
          <table:table-cell office:value-type="float" office:value="365.799">
            <text:p>365.799</text:p>
          </table:table-cell>
          <table:table-cell office:value-type="float" office:value="364.284">
            <text:p>364.284</text:p>
          </table:table-cell>
          <table:table-cell office:value-type="float" office:value="370.418">
            <text:p>370.418</text:p>
          </table:table-cell>
          <table:table-cell office:value-type="float" office:value="365.911">
            <text:p>365.911</text:p>
          </table:table-cell>
          <table:table-cell office:value-type="float" office:value="366.984">
            <text:p>366.984</text:p>
          </table:table-cell>
          <table:table-cell office:value-type="float" office:value="367.679">
            <text:p>367.679</text:p>
          </table:table-cell>
          <table:table-cell office:value-type="float" office:value="365.562">
            <text:p>365.562</text:p>
          </table:table-cell>
          <table:table-cell table:formula="of:=AVERAGE([.B7:.K7])" office:value-type="float" office:value="366.0808">
            <text:p>366.0808</text:p>
          </table:table-cell>
          <table:table-cell table:formula="of:=STDEV([.B7:.K7])" office:value-type="float" office:value="1.90638056128477">
            <text:p>1.9063805613</text:p>
          </table:table-cell>
          <table:table-cell table:formula="of:=[.L7]/[.A7]" office:value-type="float" office:value="0.00522972571428571">
            <text:p>0.0052297257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531.511">
            <text:p>531.511</text:p>
          </table:table-cell>
          <table:table-cell office:value-type="float" office:value="517.661">
            <text:p>517.661</text:p>
          </table:table-cell>
          <table:table-cell office:value-type="float" office:value="518.967">
            <text:p>518.967</text:p>
          </table:table-cell>
          <table:table-cell office:value-type="float" office:value="515.926">
            <text:p>515.926</text:p>
          </table:table-cell>
          <table:table-cell office:value-type="float" office:value="526.507">
            <text:p>526.507</text:p>
          </table:table-cell>
          <table:table-cell office:value-type="float" office:value="519.372">
            <text:p>519.372</text:p>
          </table:table-cell>
          <table:table-cell office:value-type="float" office:value="515.936">
            <text:p>515.936</text:p>
          </table:table-cell>
          <table:table-cell office:value-type="float" office:value="526.055">
            <text:p>526.055</text:p>
          </table:table-cell>
          <table:table-cell office:value-type="float" office:value="515.633">
            <text:p>515.633</text:p>
          </table:table-cell>
          <table:table-cell office:value-type="float" office:value="519.249">
            <text:p>519.249</text:p>
          </table:table-cell>
          <table:table-cell table:formula="of:=AVERAGE([.B8:.K8])" office:value-type="float" office:value="520.6817">
            <text:p>520.6817</text:p>
          </table:table-cell>
          <table:table-cell table:formula="of:=STDEV([.B8:.K8])" office:value-type="float" office:value="5.44202476718605">
            <text:p>5.4420247672</text:p>
          </table:table-cell>
          <table:table-cell table:formula="of:=[.L8]/[.A8]" office:value-type="float" office:value="0.005206817">
            <text:p>0.005206817</text:p>
          </table:table-cell>
        </table:table-row>
        <table:table-row table:style-name="ro1">
          <table:table-cell table:style-name="ce4" office:value-type="float" office:value="150000">
            <text:p>150000</text:p>
          </table:table-cell>
          <table:table-cell table:style-name="ce8" office:value-type="float" office:value="798.75">
            <text:p>798.75</text:p>
          </table:table-cell>
          <table:table-cell table:style-name="ce10" office:value-type="float" office:value="780.907">
            <text:p>780.907</text:p>
          </table:table-cell>
          <table:table-cell table:style-name="ce10" office:value-type="float" office:value="776.282">
            <text:p>776.282</text:p>
          </table:table-cell>
          <table:table-cell table:style-name="ce10" office:value-type="float" office:value="771.72">
            <text:p>771.72</text:p>
          </table:table-cell>
          <table:table-cell table:style-name="ce10" office:value-type="float" office:value="771.806">
            <text:p>771.806</text:p>
          </table:table-cell>
          <table:table-cell table:style-name="ce10" office:value-type="float" office:value="774.239">
            <text:p>774.239</text:p>
          </table:table-cell>
          <table:table-cell table:style-name="ce10" office:value-type="float" office:value="771.971">
            <text:p>771.971</text:p>
          </table:table-cell>
          <table:table-cell table:style-name="ce10" office:value-type="float" office:value="778.955">
            <text:p>778.955</text:p>
          </table:table-cell>
          <table:table-cell table:style-name="ce10" office:value-type="float" office:value="770.603">
            <text:p>770.603</text:p>
          </table:table-cell>
          <table:table-cell table:style-name="ce10" office:value-type="float" office:value="774.475">
            <text:p>774.475</text:p>
          </table:table-cell>
          <table:table-cell table:style-name="ce16" table:formula="of:=AVERAGE([.B9:.K9])" office:value-type="float" office:value="776.9708">
            <text:p>776.9708</text:p>
          </table:table-cell>
          <table:table-cell table:style-name="ce20" table:formula="of:=STDEV([.B9:.K9])" office:value-type="float" office:value="8.3514696218357">
            <text:p>8.3514696218</text:p>
          </table:table-cell>
          <table:table-cell table:formula="of:=[.L9]/[.A9]" office:value-type="float" office:value="0.00517980533333333">
            <text:p>0.0051798053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iming Test – OCL GPU Times</text:p>
          </table:table-cell>
          <table:covered-table-cell table:style-name="Default"/>
          <table:covered-table-cell/>
          <table:table-cell table:style-name="ce11" office:value-type="string">
            <text:p>10000 Events</text:p>
          </table:table-cell>
          <table:table-cell/>
          <table:table-cell table:style-name="ce12" office:value-type="string" table:number-columns-spanned="2" table:number-rows-spanned="1">
            <text:p>No. Threads: 16</text:p>
          </table:table-cell>
          <table:covered-table-cell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No. Iterations</text:p>
          </table:table-cell>
          <table:table-cell table:style-name="ce5" office:value-type="string">
            <text:p>Time 1</text:p>
          </table:table-cell>
          <table:table-cell table:style-name="ce5" office:value-type="string">
            <text:p>Time 2</text:p>
          </table:table-cell>
          <table:table-cell table:style-name="ce5" office:value-type="string">
            <text:p>Time 3</text:p>
          </table:table-cell>
          <table:table-cell table:style-name="ce5" office:value-type="string">
            <text:p>Time 4</text:p>
          </table:table-cell>
          <table:table-cell table:style-name="ce5" office:value-type="string">
            <text:p>Time 5</text:p>
          </table:table-cell>
          <table:table-cell table:style-name="ce5" office:value-type="string">
            <text:p>Time 6</text:p>
          </table:table-cell>
          <table:table-cell table:style-name="ce5" office:value-type="string">
            <text:p>Time 7</text:p>
          </table:table-cell>
          <table:table-cell table:style-name="ce5" office:value-type="string">
            <text:p>Time 8</text:p>
          </table:table-cell>
          <table:table-cell table:style-name="ce5" office:value-type="string">
            <text:p>Time 9</text:p>
          </table:table-cell>
          <table:table-cell table:style-name="ce5" office:value-type="string">
            <text:p>Time 10</text:p>
          </table:table-cell>
          <table:table-cell table:style-name="ce13" office:value-type="string">
            <text:p>Average</text:p>
          </table:table-cell>
          <table:table-cell table:style-name="ce17" office:value-type="string">
            <text:p>Error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table:style-name="ce6" office:value-type="float" office:value="62.932">
            <text:p>62.932</text:p>
          </table:table-cell>
          <table:table-cell table:style-name="ce9" office:value-type="float" office:value="63.246">
            <text:p>63.246</text:p>
          </table:table-cell>
          <table:table-cell table:style-name="ce9" office:value-type="float" office:value="61.996">
            <text:p>61.996</text:p>
          </table:table-cell>
          <table:table-cell table:style-name="ce9" office:value-type="float" office:value="62.014">
            <text:p>62.014</text:p>
          </table:table-cell>
          <table:table-cell table:style-name="ce9" office:value-type="float" office:value="60.201">
            <text:p>60.201</text:p>
          </table:table-cell>
          <table:table-cell table:style-name="ce9" office:value-type="float" office:value="63.014">
            <text:p>63.014</text:p>
          </table:table-cell>
          <table:table-cell table:style-name="ce9" office:value-type="float" office:value="61.804">
            <text:p>61.804</text:p>
          </table:table-cell>
          <table:table-cell table:style-name="ce9" office:value-type="float" office:value="61.723">
            <text:p>61.723</text:p>
          </table:table-cell>
          <table:table-cell table:style-name="ce9" office:value-type="float" office:value="62.565">
            <text:p>62.565</text:p>
          </table:table-cell>
          <table:table-cell table:style-name="ce9" office:value-type="float" office:value="62.816">
            <text:p>62.816</text:p>
          </table:table-cell>
          <table:table-cell table:style-name="ce14" table:formula="of:=AVERAGE([.B15:.K15])" office:value-type="float" office:value="62.2311">
            <text:p>62.2311</text:p>
          </table:table-cell>
          <table:table-cell table:style-name="ce18" table:formula="of:=STDEV([.B15:.K15])" office:value-type="float" office:value="0.897657624660489">
            <text:p>0.8976576247</text:p>
          </table:table-cell>
          <table:table-cell table:formula="of:=[.L15]/[.A15]" office:value-type="float" office:value="0.00622311">
            <text:p>0.00622311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79.281">
            <text:p>179.281</text:p>
          </table:table-cell>
          <table:table-cell office:value-type="float" office:value="178.638">
            <text:p>178.638</text:p>
          </table:table-cell>
          <table:table-cell office:value-type="float" office:value="175.321">
            <text:p>175.321</text:p>
          </table:table-cell>
          <table:table-cell office:value-type="float" office:value="175.138">
            <text:p>175.138</text:p>
          </table:table-cell>
          <table:table-cell office:value-type="float" office:value="178.374">
            <text:p>178.374</text:p>
          </table:table-cell>
          <table:table-cell office:value-type="float" office:value="178.482">
            <text:p>178.482</text:p>
          </table:table-cell>
          <table:table-cell office:value-type="float" office:value="178.155">
            <text:p>178.155</text:p>
          </table:table-cell>
          <table:table-cell office:value-type="float" office:value="179.162">
            <text:p>179.162</text:p>
          </table:table-cell>
          <table:table-cell office:value-type="float" office:value="175.143">
            <text:p>175.143</text:p>
          </table:table-cell>
          <table:table-cell office:value-type="float" office:value="164.22">
            <text:p>164.22</text:p>
          </table:table-cell>
          <table:table-cell table:formula="of:=AVERAGE([.B16:.K16])" office:value-type="float" office:value="176.1914">
            <text:p>176.1914</text:p>
          </table:table-cell>
          <table:table-cell table:formula="of:=STDEV([.B16:.K16])" office:value-type="float" office:value="4.52773021870046">
            <text:p>4.5277302187</text:p>
          </table:table-cell>
          <table:table-cell table:formula="of:=[.L16]/[.A16]" office:value-type="float" office:value="0.00587304666666667">
            <text:p>0.0058730467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91.087">
            <text:p>291.087</text:p>
          </table:table-cell>
          <table:table-cell office:value-type="float" office:value="293.607">
            <text:p>293.607</text:p>
          </table:table-cell>
          <table:table-cell office:value-type="float" office:value="294.252">
            <text:p>294.252</text:p>
          </table:table-cell>
          <table:table-cell office:value-type="float" office:value="293.444">
            <text:p>293.444</text:p>
          </table:table-cell>
          <table:table-cell office:value-type="float" office:value="294.68">
            <text:p>294.68</text:p>
          </table:table-cell>
          <table:table-cell office:value-type="float" office:value="294.157">
            <text:p>294.157</text:p>
          </table:table-cell>
          <table:table-cell office:value-type="float" office:value="291.307">
            <text:p>291.307</text:p>
          </table:table-cell>
          <table:table-cell office:value-type="float" office:value="292.43">
            <text:p>292.43</text:p>
          </table:table-cell>
          <table:table-cell office:value-type="float" office:value="292.397">
            <text:p>292.397</text:p>
          </table:table-cell>
          <table:table-cell office:value-type="float" office:value="288.057">
            <text:p>288.057</text:p>
          </table:table-cell>
          <table:table-cell table:formula="of:=AVERAGE([.B17:.K17])" office:value-type="float" office:value="292.5418">
            <text:p>292.5418</text:p>
          </table:table-cell>
          <table:table-cell table:formula="of:=STDEV([.B17:.K17])" office:value-type="float" office:value="1.99561301080367">
            <text:p>1.9956130108</text:p>
          </table:table-cell>
          <table:table-cell table:formula="of:=[.L17]/[.A17]" office:value-type="float" office:value="0.005850836">
            <text:p>0.005850836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402.099">
            <text:p>402.099</text:p>
          </table:table-cell>
          <table:table-cell office:value-type="float" office:value="404.092">
            <text:p>404.092</text:p>
          </table:table-cell>
          <table:table-cell office:value-type="float" office:value="405.887">
            <text:p>405.887</text:p>
          </table:table-cell>
          <table:table-cell office:value-type="float" office:value="405.294">
            <text:p>405.294</text:p>
          </table:table-cell>
          <table:table-cell office:value-type="float" office:value="405.969">
            <text:p>405.969</text:p>
          </table:table-cell>
          <table:table-cell office:value-type="float" office:value="407.822">
            <text:p>407.822</text:p>
          </table:table-cell>
          <table:table-cell office:value-type="float" office:value="406.212">
            <text:p>406.212</text:p>
          </table:table-cell>
          <table:table-cell office:value-type="float" office:value="411.815">
            <text:p>411.815</text:p>
          </table:table-cell>
          <table:table-cell office:value-type="float" office:value="408.278">
            <text:p>408.278</text:p>
          </table:table-cell>
          <table:table-cell office:value-type="float" office:value="407.278">
            <text:p>407.278</text:p>
          </table:table-cell>
          <table:table-cell table:formula="of:=AVERAGE([.B18:.K18])" office:value-type="float" office:value="406.4746">
            <text:p>406.4746</text:p>
          </table:table-cell>
          <table:table-cell table:formula="of:=STDEV([.B18:.K18])" office:value-type="float" office:value="2.60596325547559">
            <text:p>2.6059632555</text:p>
          </table:table-cell>
          <table:table-cell table:formula="of:=[.L18]/[.A18]" office:value-type="float" office:value="0.00580678">
            <text:p>0.00580678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581.042">
            <text:p>581.042</text:p>
          </table:table-cell>
          <table:table-cell office:value-type="float" office:value="577.964">
            <text:p>577.964</text:p>
          </table:table-cell>
          <table:table-cell office:value-type="float" office:value="580.167">
            <text:p>580.167</text:p>
          </table:table-cell>
          <table:table-cell office:value-type="float" office:value="578.371">
            <text:p>578.371</text:p>
          </table:table-cell>
          <table:table-cell office:value-type="float" office:value="581.023">
            <text:p>581.023</text:p>
          </table:table-cell>
          <table:table-cell office:value-type="float" office:value="570.904">
            <text:p>570.904</text:p>
          </table:table-cell>
          <table:table-cell office:value-type="float" office:value="578.61">
            <text:p>578.61</text:p>
          </table:table-cell>
          <table:table-cell office:value-type="float" office:value="581.513">
            <text:p>581.513</text:p>
          </table:table-cell>
          <table:table-cell office:value-type="float" office:value="581.275">
            <text:p>581.275</text:p>
          </table:table-cell>
          <table:table-cell office:value-type="float" office:value="580.798">
            <text:p>580.798</text:p>
          </table:table-cell>
          <table:table-cell table:formula="of:=AVERAGE([.B19:.K19])" office:value-type="float" office:value="579.1667">
            <text:p>579.1667</text:p>
          </table:table-cell>
          <table:table-cell table:formula="of:=STDEV([.B19:.K19])" office:value-type="float" office:value="3.18392043626163">
            <text:p>3.1839204363</text:p>
          </table:table-cell>
          <table:table-cell table:formula="of:=[.L19]/[.A19]" office:value-type="float" office:value="0.005791667">
            <text:p>0.005791667</text:p>
          </table:table-cell>
        </table:table-row>
        <table:table-row table:style-name="ro1">
          <table:table-cell table:style-name="ce4" office:value-type="float" office:value="150000">
            <text:p>150000</text:p>
          </table:table-cell>
          <table:table-cell table:style-name="ce8" office:value-type="float" office:value="871.282">
            <text:p>871.282</text:p>
          </table:table-cell>
          <table:table-cell table:style-name="ce10" office:value-type="float" office:value="869.4">
            <text:p>869.4</text:p>
          </table:table-cell>
          <table:table-cell table:style-name="ce10" office:value-type="float" office:value="863.225">
            <text:p>863.225</text:p>
          </table:table-cell>
          <table:table-cell table:style-name="ce10" office:value-type="float" office:value="866.149">
            <text:p>866.149</text:p>
          </table:table-cell>
          <table:table-cell table:style-name="ce10" office:value-type="float" office:value="868.782">
            <text:p>868.782</text:p>
          </table:table-cell>
          <table:table-cell table:style-name="ce10" office:value-type="float" office:value="866.76">
            <text:p>866.76</text:p>
          </table:table-cell>
          <table:table-cell table:style-name="ce10" office:value-type="float" office:value="865.809">
            <text:p>865.809</text:p>
          </table:table-cell>
          <table:table-cell table:style-name="ce10" office:value-type="float" office:value="868.809">
            <text:p>868.809</text:p>
          </table:table-cell>
          <table:table-cell table:style-name="ce10" office:value-type="float" office:value="867.58">
            <text:p>867.58</text:p>
          </table:table-cell>
          <table:table-cell table:style-name="ce10" office:value-type="float" office:value="860.249">
            <text:p>860.249</text:p>
          </table:table-cell>
          <table:table-cell table:style-name="ce16" table:formula="of:=AVERAGE([.B20:.K20])" office:value-type="float" office:value="866.8045">
            <text:p>866.8045</text:p>
          </table:table-cell>
          <table:table-cell table:style-name="ce20" table:formula="of:=STDEV([.B20:.K20])" office:value-type="float" office:value="3.20632421075044">
            <text:p>3.2063242108</text:p>
          </table:table-cell>
          <table:table-cell table:formula="of:=[.L20]/[.A20]" office:value-type="float" office:value="0.00577869666666667">
            <text:p>0.0057786967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iming Test – OCL GPU Times</text:p>
          </table:table-cell>
          <table:covered-table-cell table:style-name="Default"/>
          <table:covered-table-cell/>
          <table:table-cell table:style-name="ce11" office:value-type="string">
            <text:p>100000 Events</text:p>
          </table:table-cell>
          <table:table-cell/>
          <table:table-cell table:style-name="ce12" office:value-type="string" table:number-columns-spanned="2" table:number-rows-spanned="1">
            <text:p>No. Threads: 16</text:p>
          </table:table-cell>
          <table:covered-table-cell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No. Iterations</text:p>
          </table:table-cell>
          <table:table-cell table:style-name="ce5" office:value-type="string">
            <text:p>Time 1</text:p>
          </table:table-cell>
          <table:table-cell table:style-name="ce5" office:value-type="string">
            <text:p>Time 2</text:p>
          </table:table-cell>
          <table:table-cell table:style-name="ce5" office:value-type="string">
            <text:p>Time 3</text:p>
          </table:table-cell>
          <table:table-cell table:style-name="ce5" office:value-type="string">
            <text:p>Time 4</text:p>
          </table:table-cell>
          <table:table-cell table:style-name="ce5" office:value-type="string">
            <text:p>Time 5</text:p>
          </table:table-cell>
          <table:table-cell table:style-name="ce5" office:value-type="string">
            <text:p>Time 6</text:p>
          </table:table-cell>
          <table:table-cell table:style-name="ce5" office:value-type="string">
            <text:p>Time 7</text:p>
          </table:table-cell>
          <table:table-cell table:style-name="ce5" office:value-type="string">
            <text:p>Time 8</text:p>
          </table:table-cell>
          <table:table-cell table:style-name="ce5" office:value-type="string">
            <text:p>Time 9</text:p>
          </table:table-cell>
          <table:table-cell table:style-name="ce5" office:value-type="string">
            <text:p>Time 10</text:p>
          </table:table-cell>
          <table:table-cell table:style-name="ce13" office:value-type="string">
            <text:p>Average</text:p>
          </table:table-cell>
          <table:table-cell table:style-name="ce17" office:value-type="string">
            <text:p>Error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table:style-name="ce6" office:value-type="float" office:value="148.919">
            <text:p>148.919</text:p>
          </table:table-cell>
          <table:table-cell table:style-name="ce9" office:value-type="float" office:value="148.442">
            <text:p>148.442</text:p>
          </table:table-cell>
          <table:table-cell table:style-name="ce9" office:value-type="float" office:value="146.981">
            <text:p>146.981</text:p>
          </table:table-cell>
          <table:table-cell table:style-name="ce9" office:value-type="float" office:value="148.219">
            <text:p>148.219</text:p>
          </table:table-cell>
          <table:table-cell table:style-name="ce9" office:value-type="float" office:value="149.668">
            <text:p>149.668</text:p>
          </table:table-cell>
          <table:table-cell table:style-name="ce9" office:value-type="float" office:value="148.585">
            <text:p>148.585</text:p>
          </table:table-cell>
          <table:table-cell table:style-name="ce9" office:value-type="float" office:value="149.116">
            <text:p>149.116</text:p>
          </table:table-cell>
          <table:table-cell table:style-name="ce9" office:value-type="float" office:value="146.253">
            <text:p>146.253</text:p>
          </table:table-cell>
          <table:table-cell table:style-name="ce9" office:value-type="float" office:value="148.547">
            <text:p>148.547</text:p>
          </table:table-cell>
          <table:table-cell table:style-name="ce9" office:value-type="float" office:value="148.402">
            <text:p>148.402</text:p>
          </table:table-cell>
          <table:table-cell table:style-name="ce14" table:formula="of:=AVERAGE([.B26:.K26])" office:value-type="float" office:value="148.3132">
            <text:p>148.3132</text:p>
          </table:table-cell>
          <table:table-cell table:style-name="ce18" table:formula="of:=STDEV([.B26:.K26])" office:value-type="float" office:value="1.00155610038691">
            <text:p>1.0015561004</text:p>
          </table:table-cell>
          <table:table-cell table:formula="of:=[.L26]/[.A26]" office:value-type="float" office:value="0.01483132">
            <text:p>0.01483132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439.523">
            <text:p>439.523</text:p>
          </table:table-cell>
          <table:table-cell office:value-type="float" office:value="438.439">
            <text:p>438.439</text:p>
          </table:table-cell>
          <table:table-cell office:value-type="float" office:value="438.724">
            <text:p>438.724</text:p>
          </table:table-cell>
          <table:table-cell office:value-type="float" office:value="438.466">
            <text:p>438.466</text:p>
          </table:table-cell>
          <table:table-cell office:value-type="float" office:value="438.312">
            <text:p>438.312</text:p>
          </table:table-cell>
          <table:table-cell office:value-type="float" office:value="439.307">
            <text:p>439.307</text:p>
          </table:table-cell>
          <table:table-cell office:value-type="float" office:value="436.952">
            <text:p>436.952</text:p>
          </table:table-cell>
          <table:table-cell office:value-type="float" office:value="439.126">
            <text:p>439.126</text:p>
          </table:table-cell>
          <table:table-cell office:value-type="float" office:value="435.375">
            <text:p>435.375</text:p>
          </table:table-cell>
          <table:table-cell office:value-type="float" office:value="437.851">
            <text:p>437.851</text:p>
          </table:table-cell>
          <table:table-cell table:formula="of:=AVERAGE([.B27:.K27])" office:value-type="float" office:value="438.2075">
            <text:p>438.2075</text:p>
          </table:table-cell>
          <table:table-cell table:formula="of:=STDEV([.B27:.K27])" office:value-type="float" office:value="1.24309731897565">
            <text:p>1.243097319</text:p>
          </table:table-cell>
          <table:table-cell table:formula="of:=[.L27]/[.A27]" office:value-type="float" office:value="0.0146069166666667">
            <text:p>0.0146069167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733.615">
            <text:p>733.615</text:p>
          </table:table-cell>
          <table:table-cell office:value-type="float" office:value="729.793">
            <text:p>729.793</text:p>
          </table:table-cell>
          <table:table-cell office:value-type="float" office:value="726">
            <text:p>726</text:p>
          </table:table-cell>
          <table:table-cell office:value-type="float" office:value="726.899">
            <text:p>726.899</text:p>
          </table:table-cell>
          <table:table-cell office:value-type="float" office:value="729.49">
            <text:p>729.49</text:p>
          </table:table-cell>
          <table:table-cell office:value-type="float" office:value="727.07">
            <text:p>727.07</text:p>
          </table:table-cell>
          <table:table-cell office:value-type="float" office:value="725.794">
            <text:p>725.794</text:p>
          </table:table-cell>
          <table:table-cell office:value-type="float" office:value="726.643">
            <text:p>726.643</text:p>
          </table:table-cell>
          <table:table-cell office:value-type="float" office:value="770.965">
            <text:p>770.965</text:p>
          </table:table-cell>
          <table:table-cell office:value-type="float" office:value="727.175">
            <text:p>727.175</text:p>
          </table:table-cell>
          <table:table-cell table:formula="of:=AVERAGE([.B28:.K28])" office:value-type="float" office:value="732.3444">
            <text:p>732.3444</text:p>
          </table:table-cell>
          <table:table-cell table:formula="of:=STDEV([.B28:.K28])" office:value-type="float" office:value="13.7747026440985">
            <text:p>13.7747026441</text:p>
          </table:table-cell>
          <table:table-cell table:formula="of:=[.L28]/[.A28]" office:value-type="float" office:value="0.014646888">
            <text:p>0.014646888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1018.033">
            <text:p>1018.033</text:p>
          </table:table-cell>
          <table:table-cell office:value-type="float" office:value="1020.793">
            <text:p>1020.793</text:p>
          </table:table-cell>
          <table:table-cell office:value-type="float" office:value="1018.88">
            <text:p>1018.88</text:p>
          </table:table-cell>
          <table:table-cell office:value-type="float" office:value="1027.037">
            <text:p>1027.037</text:p>
          </table:table-cell>
          <table:table-cell office:value-type="float" office:value="1030.996">
            <text:p>1030.996</text:p>
          </table:table-cell>
          <table:table-cell office:value-type="float" office:value="1019.178">
            <text:p>1019.178</text:p>
          </table:table-cell>
          <table:table-cell office:value-type="float" office:value="1006.97">
            <text:p>1006.97</text:p>
          </table:table-cell>
          <table:table-cell office:value-type="float" office:value="1015.873">
            <text:p>1015.873</text:p>
          </table:table-cell>
          <table:table-cell office:value-type="float" office:value="1015.381">
            <text:p>1015.381</text:p>
          </table:table-cell>
          <table:table-cell office:value-type="float" office:value="1014.929">
            <text:p>1014.929</text:p>
          </table:table-cell>
          <table:table-cell table:formula="of:=AVERAGE([.B29:.K29])" office:value-type="float" office:value="1018.807">
            <text:p>1018.807</text:p>
          </table:table-cell>
          <table:table-cell table:formula="of:=STDEV([.B29:.K29])" office:value-type="float" office:value="6.63735345517241">
            <text:p>6.6373534552</text:p>
          </table:table-cell>
          <table:table-cell table:formula="of:=[.L29]/[.A29]" office:value-type="float" office:value="0.0145543857142857">
            <text:p>0.0145543857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450.14">
            <text:p>1450.14</text:p>
          </table:table-cell>
          <table:table-cell office:value-type="float" office:value="1448.734">
            <text:p>1448.734</text:p>
          </table:table-cell>
          <table:table-cell office:value-type="float" office:value="1451.98">
            <text:p>1451.98</text:p>
          </table:table-cell>
          <table:table-cell office:value-type="float" office:value="1450.888">
            <text:p>1450.888</text:p>
          </table:table-cell>
          <table:table-cell office:value-type="float" office:value="1468.171">
            <text:p>1468.171</text:p>
          </table:table-cell>
          <table:table-cell office:value-type="float" office:value="1447.337">
            <text:p>1447.337</text:p>
          </table:table-cell>
          <table:table-cell office:value-type="float" office:value="1452.706">
            <text:p>1452.706</text:p>
          </table:table-cell>
          <table:table-cell office:value-type="float" office:value="1455.621">
            <text:p>1455.621</text:p>
          </table:table-cell>
          <table:table-cell office:value-type="float" office:value="1451.82">
            <text:p>1451.82</text:p>
          </table:table-cell>
          <table:table-cell office:value-type="float" office:value="1456.237">
            <text:p>1456.237</text:p>
          </table:table-cell>
          <table:table-cell table:formula="of:=AVERAGE([.B30:.K30])" office:value-type="float" office:value="1453.3634">
            <text:p>1453.3634</text:p>
          </table:table-cell>
          <table:table-cell table:formula="of:=STDEV([.B30:.K30])" office:value-type="float" office:value="5.88419880697452">
            <text:p>5.884198807</text:p>
          </table:table-cell>
          <table:table-cell table:formula="of:=[.L30]/[.A30]" office:value-type="float" office:value="0.014533634">
            <text:p>0.014533634</text:p>
          </table:table-cell>
        </table:table-row>
        <table:table-row table:style-name="ro1">
          <table:table-cell table:style-name="ce4" office:value-type="float" office:value="150000">
            <text:p>150000</text:p>
          </table:table-cell>
          <table:table-cell table:style-name="ce8" office:value-type="float" office:value="2182.658">
            <text:p>2182.658</text:p>
          </table:table-cell>
          <table:table-cell table:style-name="ce10" office:value-type="float" office:value="2186.338">
            <text:p>2186.338</text:p>
          </table:table-cell>
          <table:table-cell table:style-name="ce10" office:value-type="float" office:value="2187.046">
            <text:p>2187.046</text:p>
          </table:table-cell>
          <table:table-cell table:style-name="ce10" office:value-type="float" office:value="2159.61">
            <text:p>2159.61</text:p>
          </table:table-cell>
          <table:table-cell table:style-name="ce10" office:value-type="float" office:value="2189.304">
            <text:p>2189.304</text:p>
          </table:table-cell>
          <table:table-cell table:style-name="ce10" office:value-type="float" office:value="2174.543">
            <text:p>2174.543</text:p>
          </table:table-cell>
          <table:table-cell table:style-name="ce10" office:value-type="float" office:value="2175.322">
            <text:p>2175.322</text:p>
          </table:table-cell>
          <table:table-cell table:style-name="ce10" office:value-type="float" office:value="2168.299">
            <text:p>2168.299</text:p>
          </table:table-cell>
          <table:table-cell table:style-name="ce10" office:value-type="float" office:value="2179.237">
            <text:p>2179.237</text:p>
          </table:table-cell>
          <table:table-cell table:style-name="ce10" office:value-type="float" office:value="2177.999">
            <text:p>2177.999</text:p>
          </table:table-cell>
          <table:table-cell table:style-name="ce16" table:formula="of:=AVERAGE([.B31:.K31])" office:value-type="float" office:value="2178.0356">
            <text:p>2178.0356</text:p>
          </table:table-cell>
          <table:table-cell table:style-name="ce20" table:formula="of:=STDEV([.B31:.K31])" office:value-type="float" office:value="9.15163173307237">
            <text:p>9.1516317331</text:p>
          </table:table-cell>
          <table:table-cell table:formula="of:=[.L31]/[.A31]" office:value-type="float" office:value="0.0145202373333333">
            <text:p>0.0145202373</text:p>
          </table:table-cell>
        </table:table-row>
      </table:table>
      <table:table table:name="OCL_CPU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" table:default-cell-style-name="ce19"/>
        <table:table-column table:style-name="co6" table:default-cell-style-name="Default"/>
        <table:table-row table:style-name="ro1">
          <table:table-cell table:style-name="Default" table:number-columns-repeated="2"/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iming Test – OCL CPU Times</text:p>
          </table:table-cell>
          <table:covered-table-cell table:style-name="Default"/>
          <table:covered-table-cell/>
          <table:table-cell table:style-name="ce11" office:value-type="string">
            <text:p>1000 Events</text:p>
          </table:table-cell>
          <table:table-cell/>
          <table:table-cell table:style-name="ce12" office:value-type="string" table:number-columns-spanned="2" table:number-rows-spanned="1">
            <text:p>No. Threads: 2</text:p>
          </table:table-cell>
          <table:covered-table-cell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No. Iterations</text:p>
          </table:table-cell>
          <table:table-cell table:style-name="ce5" office:value-type="string">
            <text:p>Time 1</text:p>
          </table:table-cell>
          <table:table-cell table:style-name="ce5" office:value-type="string">
            <text:p>Time 2</text:p>
          </table:table-cell>
          <table:table-cell table:style-name="ce5" office:value-type="string">
            <text:p>Time 3</text:p>
          </table:table-cell>
          <table:table-cell table:style-name="ce5" office:value-type="string">
            <text:p>Time 4</text:p>
          </table:table-cell>
          <table:table-cell table:style-name="ce5" office:value-type="string">
            <text:p>Time 5</text:p>
          </table:table-cell>
          <table:table-cell table:style-name="ce5" office:value-type="string">
            <text:p>Time 6</text:p>
          </table:table-cell>
          <table:table-cell table:style-name="ce5" office:value-type="string">
            <text:p>Time 7</text:p>
          </table:table-cell>
          <table:table-cell table:style-name="ce5" office:value-type="string">
            <text:p>Time 8</text:p>
          </table:table-cell>
          <table:table-cell table:style-name="ce5" office:value-type="string">
            <text:p>Time 9</text:p>
          </table:table-cell>
          <table:table-cell table:style-name="ce5" office:value-type="string">
            <text:p>Time 10</text:p>
          </table:table-cell>
          <table:table-cell table:style-name="ce22" office:value-type="string">
            <text:p>Average</text:p>
          </table:table-cell>
          <table:table-cell table:style-name="ce17" office:value-type="string">
            <text:p>Error</text:p>
          </table:table-cell>
          <table:table-cell office:value-type="string">
            <text:p>Time per iteration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style-name="ce6" office:value-type="float" office:value="16.074">
            <text:p>16.074</text:p>
          </table:table-cell>
          <table:table-cell table:style-name="ce9" office:value-type="float" office:value="15.694">
            <text:p>15.694</text:p>
          </table:table-cell>
          <table:table-cell table:style-name="ce9" office:value-type="float" office:value="15.66">
            <text:p>15.66</text:p>
          </table:table-cell>
          <table:table-cell table:style-name="ce9" office:value-type="float" office:value="15.521">
            <text:p>15.521</text:p>
          </table:table-cell>
          <table:table-cell table:style-name="ce9" office:value-type="float" office:value="15.517">
            <text:p>15.517</text:p>
          </table:table-cell>
          <table:table-cell table:style-name="ce9" office:value-type="float" office:value="15.675">
            <text:p>15.675</text:p>
          </table:table-cell>
          <table:table-cell table:style-name="ce9" office:value-type="float" office:value="15.66">
            <text:p>15.66</text:p>
          </table:table-cell>
          <table:table-cell table:style-name="ce9" office:value-type="float" office:value="15.634">
            <text:p>15.634</text:p>
          </table:table-cell>
          <table:table-cell table:style-name="ce9" office:value-type="float" office:value="15.636">
            <text:p>15.636</text:p>
          </table:table-cell>
          <table:table-cell table:style-name="ce9" office:value-type="float" office:value="15.69">
            <text:p>15.69</text:p>
          </table:table-cell>
          <table:table-cell table:style-name="ce14" table:formula="of:=AVERAGE([.B4:.K4])" office:value-type="float" office:value="15.6761">
            <text:p>15.6761</text:p>
          </table:table-cell>
          <table:table-cell table:style-name="ce18" table:formula="of:=STDEV([.B4:.K4])" office:value-type="float" office:value="0.15351688289349">
            <text:p>0.1535168829</text:p>
          </table:table-cell>
          <table:table-cell table:formula="of:=[.L4]/[.A4]" office:value-type="float" office:value="0.00156761">
            <text:p>0.00156761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2.119">
            <text:p>32.119</text:p>
          </table:table-cell>
          <table:table-cell office:value-type="float" office:value="31.67">
            <text:p>31.67</text:p>
          </table:table-cell>
          <table:table-cell office:value-type="float" office:value="31.748">
            <text:p>31.748</text:p>
          </table:table-cell>
          <table:table-cell office:value-type="float" office:value="31.793">
            <text:p>31.793</text:p>
          </table:table-cell>
          <table:table-cell office:value-type="float" office:value="31.998">
            <text:p>31.998</text:p>
          </table:table-cell>
          <table:table-cell office:value-type="float" office:value="31.605">
            <text:p>31.605</text:p>
          </table:table-cell>
          <table:table-cell office:value-type="float" office:value="31.825">
            <text:p>31.825</text:p>
          </table:table-cell>
          <table:table-cell office:value-type="float" office:value="31.922">
            <text:p>31.922</text:p>
          </table:table-cell>
          <table:table-cell office:value-type="float" office:value="31.516">
            <text:p>31.516</text:p>
          </table:table-cell>
          <table:table-cell office:value-type="float" office:value="31.273">
            <text:p>31.273</text:p>
          </table:table-cell>
          <table:table-cell table:formula="of:=AVERAGE([.B5:.K5])" office:value-type="float" office:value="31.7469">
            <text:p>31.7469</text:p>
          </table:table-cell>
          <table:table-cell table:formula="of:=STDEV([.B5:.K5])" office:value-type="float" office:value="0.245931539706119">
            <text:p>0.2459315397</text:p>
          </table:table-cell>
          <table:table-cell table:formula="of:=[.L5]/[.A5]" office:value-type="float" office:value="0.00105823">
            <text:p>0.00105823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48.461">
            <text:p>48.461</text:p>
          </table:table-cell>
          <table:table-cell office:value-type="float" office:value="48.977">
            <text:p>48.977</text:p>
          </table:table-cell>
          <table:table-cell office:value-type="float" office:value="48.049">
            <text:p>48.049</text:p>
          </table:table-cell>
          <table:table-cell office:value-type="float" office:value="48.029">
            <text:p>48.029</text:p>
          </table:table-cell>
          <table:table-cell office:value-type="float" office:value="48.452">
            <text:p>48.452</text:p>
          </table:table-cell>
          <table:table-cell office:value-type="float" office:value="47.581">
            <text:p>47.581</text:p>
          </table:table-cell>
          <table:table-cell office:value-type="float" office:value="48.715">
            <text:p>48.715</text:p>
          </table:table-cell>
          <table:table-cell office:value-type="float" office:value="48.384">
            <text:p>48.384</text:p>
          </table:table-cell>
          <table:table-cell office:value-type="float" office:value="48.148">
            <text:p>48.148</text:p>
          </table:table-cell>
          <table:table-cell office:value-type="float" office:value="48.008">
            <text:p>48.008</text:p>
          </table:table-cell>
          <table:table-cell table:formula="of:=AVERAGE([.B6:.K6])" office:value-type="float" office:value="48.2804">
            <text:p>48.2804</text:p>
          </table:table-cell>
          <table:table-cell table:formula="of:=STDEV([.B6:.K6])" office:value-type="float" office:value="0.400633442882087">
            <text:p>0.4006334429</text:p>
          </table:table-cell>
          <table:table-cell table:formula="of:=[.L6]/[.A6]" office:value-type="float" office:value="0.000965608">
            <text:p>0.000965608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64.137">
            <text:p>64.137</text:p>
          </table:table-cell>
          <table:table-cell office:value-type="float" office:value="64.376">
            <text:p>64.376</text:p>
          </table:table-cell>
          <table:table-cell office:value-type="float" office:value="64.495">
            <text:p>64.495</text:p>
          </table:table-cell>
          <table:table-cell office:value-type="float" office:value="63.969">
            <text:p>63.969</text:p>
          </table:table-cell>
          <table:table-cell office:value-type="float" office:value="65.009">
            <text:p>65.009</text:p>
          </table:table-cell>
          <table:table-cell office:value-type="float" office:value="64.15">
            <text:p>64.15</text:p>
          </table:table-cell>
          <table:table-cell office:value-type="float" office:value="63.872">
            <text:p>63.872</text:p>
          </table:table-cell>
          <table:table-cell office:value-type="float" office:value="64.214">
            <text:p>64.214</text:p>
          </table:table-cell>
          <table:table-cell office:value-type="float" office:value="63.922">
            <text:p>63.922</text:p>
          </table:table-cell>
          <table:table-cell office:value-type="float" office:value="64.107">
            <text:p>64.107</text:p>
          </table:table-cell>
          <table:table-cell table:formula="of:=AVERAGE([.B7:.K7])" office:value-type="float" office:value="64.2251">
            <text:p>64.2251</text:p>
          </table:table-cell>
          <table:table-cell table:formula="of:=STDEV([.B7:.K7])" office:value-type="float" office:value="0.336604763285767">
            <text:p>0.3366047633</text:p>
          </table:table-cell>
          <table:table-cell table:formula="of:=[.L7]/[.A7]" office:value-type="float" office:value="0.000917501428571429">
            <text:p>0.0009175014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8.225">
            <text:p>88.225</text:p>
          </table:table-cell>
          <table:table-cell office:value-type="float" office:value="87.901">
            <text:p>87.901</text:p>
          </table:table-cell>
          <table:table-cell office:value-type="float" office:value="90.133">
            <text:p>90.133</text:p>
          </table:table-cell>
          <table:table-cell office:value-type="float" office:value="88.473">
            <text:p>88.473</text:p>
          </table:table-cell>
          <table:table-cell office:value-type="float" office:value="89.015">
            <text:p>89.015</text:p>
          </table:table-cell>
          <table:table-cell office:value-type="float" office:value="88.094">
            <text:p>88.094</text:p>
          </table:table-cell>
          <table:table-cell office:value-type="float" office:value="88.224">
            <text:p>88.224</text:p>
          </table:table-cell>
          <table:table-cell office:value-type="float" office:value="88.882">
            <text:p>88.882</text:p>
          </table:table-cell>
          <table:table-cell office:value-type="float" office:value="88.716">
            <text:p>88.716</text:p>
          </table:table-cell>
          <table:table-cell office:value-type="float" office:value="87.625">
            <text:p>87.625</text:p>
          </table:table-cell>
          <table:table-cell table:formula="of:=AVERAGE([.B8:.K8])" office:value-type="float" office:value="88.5288">
            <text:p>88.5288</text:p>
          </table:table-cell>
          <table:table-cell table:formula="of:=STDEV([.B8:.K8])" office:value-type="float" office:value="0.711648446292909">
            <text:p>0.7116484463</text:p>
          </table:table-cell>
          <table:table-cell table:formula="of:=[.L8]/[.A8]" office:value-type="float" office:value="0.000885288">
            <text:p>0.000885288</text:p>
          </table:table-cell>
        </table:table-row>
        <table:table-row table:style-name="ro1">
          <table:table-cell table:style-name="ce4" office:value-type="float" office:value="150000">
            <text:p>150000</text:p>
          </table:table-cell>
          <table:table-cell table:style-name="ce8" office:value-type="float" office:value="127.35">
            <text:p>127.35</text:p>
          </table:table-cell>
          <table:table-cell table:style-name="ce10" office:value-type="float" office:value="128.824">
            <text:p>128.824</text:p>
          </table:table-cell>
          <table:table-cell table:style-name="ce10" office:value-type="float" office:value="127.254">
            <text:p>127.254</text:p>
          </table:table-cell>
          <table:table-cell table:style-name="ce10" office:value-type="float" office:value="127.722">
            <text:p>127.722</text:p>
          </table:table-cell>
          <table:table-cell table:style-name="ce10" office:value-type="float" office:value="131.214">
            <text:p>131.214</text:p>
          </table:table-cell>
          <table:table-cell table:style-name="ce10" office:value-type="float" office:value="130.336">
            <text:p>130.336</text:p>
          </table:table-cell>
          <table:table-cell table:style-name="ce10" office:value-type="float" office:value="129.201">
            <text:p>129.201</text:p>
          </table:table-cell>
          <table:table-cell table:style-name="ce10" office:value-type="float" office:value="128.659">
            <text:p>128.659</text:p>
          </table:table-cell>
          <table:table-cell table:style-name="ce10" office:value-type="float" office:value="131.28">
            <text:p>131.28</text:p>
          </table:table-cell>
          <table:table-cell table:style-name="ce10" office:value-type="float" office:value="130.119">
            <text:p>130.119</text:p>
          </table:table-cell>
          <table:table-cell table:style-name="ce16" table:formula="of:=AVERAGE([.B9:.K9])" office:value-type="float" office:value="129.1959">
            <text:p>129.1959</text:p>
          </table:table-cell>
          <table:table-cell table:style-name="ce20" table:formula="of:=STDEV([.B9:.K9])" office:value-type="float" office:value="1.5035307667842">
            <text:p>1.5035307668</text:p>
          </table:table-cell>
          <table:table-cell table:formula="of:=[.L9]/[.A9]" office:value-type="float" office:value="0.000861306">
            <text:p>0.000861306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iming Test – OCL CPU Times</text:p>
          </table:table-cell>
          <table:covered-table-cell table:style-name="Default"/>
          <table:covered-table-cell/>
          <table:table-cell table:style-name="ce11" office:value-type="string">
            <text:p>10000 Events</text:p>
          </table:table-cell>
          <table:table-cell/>
          <table:table-cell table:style-name="ce12" office:value-type="string" table:number-columns-spanned="2" table:number-rows-spanned="1">
            <text:p>No. Threads: 8</text:p>
          </table:table-cell>
          <table:covered-table-cell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No. Iterations</text:p>
          </table:table-cell>
          <table:table-cell table:style-name="ce5" office:value-type="string">
            <text:p>Time 1</text:p>
          </table:table-cell>
          <table:table-cell table:style-name="ce5" office:value-type="string">
            <text:p>Time 2</text:p>
          </table:table-cell>
          <table:table-cell table:style-name="ce5" office:value-type="string">
            <text:p>Time 3</text:p>
          </table:table-cell>
          <table:table-cell table:style-name="ce5" office:value-type="string">
            <text:p>Time 4</text:p>
          </table:table-cell>
          <table:table-cell table:style-name="ce5" office:value-type="string">
            <text:p>Time 5</text:p>
          </table:table-cell>
          <table:table-cell table:style-name="ce5" office:value-type="string">
            <text:p>Time 6</text:p>
          </table:table-cell>
          <table:table-cell table:style-name="ce5" office:value-type="string">
            <text:p>Time 7</text:p>
          </table:table-cell>
          <table:table-cell table:style-name="ce5" office:value-type="string">
            <text:p>Time 8</text:p>
          </table:table-cell>
          <table:table-cell table:style-name="ce5" office:value-type="string">
            <text:p>Time 9</text:p>
          </table:table-cell>
          <table:table-cell table:style-name="ce5" office:value-type="string">
            <text:p>Time 10</text:p>
          </table:table-cell>
          <table:table-cell table:style-name="ce13" office:value-type="string">
            <text:p>Average</text:p>
          </table:table-cell>
          <table:table-cell table:style-name="ce17" office:value-type="string">
            <text:p>Error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table:style-name="ce6" office:value-type="float" office:value="20.181">
            <text:p>20.181</text:p>
          </table:table-cell>
          <table:table-cell table:style-name="ce9" office:value-type="float" office:value="20.092">
            <text:p>20.092</text:p>
          </table:table-cell>
          <table:table-cell table:style-name="ce9" office:value-type="float" office:value="20.165">
            <text:p>20.165</text:p>
          </table:table-cell>
          <table:table-cell table:style-name="ce9" office:value-type="float" office:value="20.114">
            <text:p>20.114</text:p>
          </table:table-cell>
          <table:table-cell table:style-name="ce9" office:value-type="float" office:value="20.047">
            <text:p>20.047</text:p>
          </table:table-cell>
          <table:table-cell table:style-name="ce9" office:value-type="float" office:value="20.114">
            <text:p>20.114</text:p>
          </table:table-cell>
          <table:table-cell table:style-name="ce9" office:value-type="float" office:value="20.033">
            <text:p>20.033</text:p>
          </table:table-cell>
          <table:table-cell table:style-name="ce9" office:value-type="float" office:value="20.08">
            <text:p>20.08</text:p>
          </table:table-cell>
          <table:table-cell table:style-name="ce9" office:value-type="float" office:value="20.088">
            <text:p>20.088</text:p>
          </table:table-cell>
          <table:table-cell table:style-name="ce9" office:value-type="float" office:value="20.153">
            <text:p>20.153</text:p>
          </table:table-cell>
          <table:table-cell table:style-name="ce14" table:formula="of:=AVERAGE([.B15:.K15])" office:value-type="float" office:value="20.1067">
            <text:p>20.1067</text:p>
          </table:table-cell>
          <table:table-cell table:style-name="ce18" table:formula="of:=STDEV([.B15:.K15])" office:value-type="float" office:value="0.0488126805018712">
            <text:p>0.0488126805</text:p>
          </table:table-cell>
          <table:table-cell table:formula="of:=[.L15]/[.A15]" office:value-type="float" office:value="0.00201067">
            <text:p>0.00201067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44.001">
            <text:p>44.001</text:p>
          </table:table-cell>
          <table:table-cell office:value-type="float" office:value="44.386">
            <text:p>44.386</text:p>
          </table:table-cell>
          <table:table-cell office:value-type="float" office:value="44.243">
            <text:p>44.243</text:p>
          </table:table-cell>
          <table:table-cell office:value-type="float" office:value="44.856">
            <text:p>44.856</text:p>
          </table:table-cell>
          <table:table-cell office:value-type="float" office:value="44.21">
            <text:p>44.21</text:p>
          </table:table-cell>
          <table:table-cell office:value-type="float" office:value="44.256">
            <text:p>44.256</text:p>
          </table:table-cell>
          <table:table-cell office:value-type="float" office:value="44.3">
            <text:p>44.3</text:p>
          </table:table-cell>
          <table:table-cell office:value-type="float" office:value="44.317">
            <text:p>44.317</text:p>
          </table:table-cell>
          <table:table-cell office:value-type="float" office:value="44.033">
            <text:p>44.033</text:p>
          </table:table-cell>
          <table:table-cell office:value-type="float" office:value="44.281">
            <text:p>44.281</text:p>
          </table:table-cell>
          <table:table-cell table:formula="of:=AVERAGE([.B16:.K16])" office:value-type="float" office:value="44.2883">
            <text:p>44.2883</text:p>
          </table:table-cell>
          <table:table-cell table:formula="of:=STDEV([.B16:.K16])" office:value-type="float" office:value="0.233282875496682">
            <text:p>0.2332828755</text:p>
          </table:table-cell>
          <table:table-cell table:formula="of:=[.L16]/[.A16]" office:value-type="float" office:value="0.00147627666666667">
            <text:p>0.0014762767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68.21">
            <text:p>68.21</text:p>
          </table:table-cell>
          <table:table-cell office:value-type="float" office:value="67.741">
            <text:p>67.741</text:p>
          </table:table-cell>
          <table:table-cell office:value-type="float" office:value="68.059">
            <text:p>68.059</text:p>
          </table:table-cell>
          <table:table-cell office:value-type="float" office:value="68.528">
            <text:p>68.528</text:p>
          </table:table-cell>
          <table:table-cell office:value-type="float" office:value="68.158">
            <text:p>68.158</text:p>
          </table:table-cell>
          <table:table-cell office:value-type="float" office:value="68.204">
            <text:p>68.204</text:p>
          </table:table-cell>
          <table:table-cell office:value-type="float" office:value="67.8">
            <text:p>67.8</text:p>
          </table:table-cell>
          <table:table-cell office:value-type="float" office:value="67.905">
            <text:p>67.905</text:p>
          </table:table-cell>
          <table:table-cell office:value-type="float" office:value="68.323">
            <text:p>68.323</text:p>
          </table:table-cell>
          <table:table-cell office:value-type="float" office:value="67.721">
            <text:p>67.721</text:p>
          </table:table-cell>
          <table:table-cell table:formula="of:=AVERAGE([.B17:.K17])" office:value-type="float" office:value="68.0649">
            <text:p>68.0649</text:p>
          </table:table-cell>
          <table:table-cell table:formula="of:=STDEV([.B17:.K17])" office:value-type="float" office:value="0.268555994575101">
            <text:p>0.2685559946</text:p>
          </table:table-cell>
          <table:table-cell table:formula="of:=[.L17]/[.A17]" office:value-type="float" office:value="0.001361298">
            <text:p>0.001361298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92.257">
            <text:p>92.257</text:p>
          </table:table-cell>
          <table:table-cell office:value-type="float" office:value="91.533">
            <text:p>91.533</text:p>
          </table:table-cell>
          <table:table-cell office:value-type="float" office:value="91.98">
            <text:p>91.98</text:p>
          </table:table-cell>
          <table:table-cell office:value-type="float" office:value="92.621">
            <text:p>92.621</text:p>
          </table:table-cell>
          <table:table-cell office:value-type="float" office:value="91.98">
            <text:p>91.98</text:p>
          </table:table-cell>
          <table:table-cell office:value-type="float" office:value="91.814">
            <text:p>91.814</text:p>
          </table:table-cell>
          <table:table-cell office:value-type="float" office:value="91.753">
            <text:p>91.753</text:p>
          </table:table-cell>
          <table:table-cell office:value-type="float" office:value="92.529">
            <text:p>92.529</text:p>
          </table:table-cell>
          <table:table-cell office:value-type="float" office:value="93.237">
            <text:p>93.237</text:p>
          </table:table-cell>
          <table:table-cell office:value-type="float" office:value="92.045">
            <text:p>92.045</text:p>
          </table:table-cell>
          <table:table-cell table:formula="of:=AVERAGE([.B18:.K18])" office:value-type="float" office:value="92.1749">
            <text:p>92.1749</text:p>
          </table:table-cell>
          <table:table-cell table:formula="of:=STDEV([.B18:.K18])" office:value-type="float" office:value="0.502473758297661">
            <text:p>0.5024737583</text:p>
          </table:table-cell>
          <table:table-cell table:formula="of:=[.L18]/[.A18]" office:value-type="float" office:value="0.00131678428571429">
            <text:p>0.001316784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30.55">
            <text:p>130.55</text:p>
          </table:table-cell>
          <table:table-cell office:value-type="float" office:value="128.537">
            <text:p>128.537</text:p>
          </table:table-cell>
          <table:table-cell office:value-type="float" office:value="128.703">
            <text:p>128.703</text:p>
          </table:table-cell>
          <table:table-cell office:value-type="float" office:value="127.601">
            <text:p>127.601</text:p>
          </table:table-cell>
          <table:table-cell office:value-type="float" office:value="128.356">
            <text:p>128.356</text:p>
          </table:table-cell>
          <table:table-cell office:value-type="float" office:value="127.417">
            <text:p>127.417</text:p>
          </table:table-cell>
          <table:table-cell office:value-type="float" office:value="129.474">
            <text:p>129.474</text:p>
          </table:table-cell>
          <table:table-cell office:value-type="float" office:value="128.007">
            <text:p>128.007</text:p>
          </table:table-cell>
          <table:table-cell office:value-type="float" office:value="131.546">
            <text:p>131.546</text:p>
          </table:table-cell>
          <table:table-cell office:value-type="float" office:value="128.374">
            <text:p>128.374</text:p>
          </table:table-cell>
          <table:table-cell table:formula="of:=AVERAGE([.B19:.K19])" office:value-type="float" office:value="128.8565">
            <text:p>128.8565</text:p>
          </table:table-cell>
          <table:table-cell table:formula="of:=STDEV([.B19:.K19])" office:value-type="float" office:value="1.31071221097539">
            <text:p>1.310712211</text:p>
          </table:table-cell>
          <table:table-cell table:formula="of:=[.L19]/[.A19]" office:value-type="float" office:value="0.001288565">
            <text:p>0.001288565</text:p>
          </table:table-cell>
        </table:table-row>
        <table:table-row table:style-name="ro1">
          <table:table-cell table:style-name="ce4" office:value-type="float" office:value="150000">
            <text:p>150000</text:p>
          </table:table-cell>
          <table:table-cell table:style-name="ce8" office:value-type="float" office:value="189.3">
            <text:p>189.3</text:p>
          </table:table-cell>
          <table:table-cell table:style-name="ce10" office:value-type="float" office:value="188.694">
            <text:p>188.694</text:p>
          </table:table-cell>
          <table:table-cell table:style-name="ce10" office:value-type="float" office:value="189.449">
            <text:p>189.449</text:p>
          </table:table-cell>
          <table:table-cell table:style-name="ce10" office:value-type="float" office:value="187.437">
            <text:p>187.437</text:p>
          </table:table-cell>
          <table:table-cell table:style-name="ce10" office:value-type="float" office:value="190.679">
            <text:p>190.679</text:p>
          </table:table-cell>
          <table:table-cell table:style-name="ce10" office:value-type="float" office:value="189.052">
            <text:p>189.052</text:p>
          </table:table-cell>
          <table:table-cell table:style-name="ce10" office:value-type="float" office:value="190.992">
            <text:p>190.992</text:p>
          </table:table-cell>
          <table:table-cell table:style-name="ce10" office:value-type="float" office:value="187.701">
            <text:p>187.701</text:p>
          </table:table-cell>
          <table:table-cell table:style-name="ce10" office:value-type="float" office:value="189.9">
            <text:p>189.9</text:p>
          </table:table-cell>
          <table:table-cell table:style-name="ce10" office:value-type="float" office:value="187.331">
            <text:p>187.331</text:p>
          </table:table-cell>
          <table:table-cell table:style-name="ce16" table:formula="of:=AVERAGE([.B20:.K20])" office:value-type="float" office:value="189.0535">
            <text:p>189.0535</text:p>
          </table:table-cell>
          <table:table-cell table:style-name="ce20" table:formula="of:=STDEV([.B20:.K20])" office:value-type="float" office:value="1.28548972509831">
            <text:p>1.2854897251</text:p>
          </table:table-cell>
          <table:table-cell table:formula="of:=[.L20]/[.A20]" office:value-type="float" office:value="0.00126035666666667">
            <text:p>0.0012603567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iming Test – OCL CPU Times</text:p>
          </table:table-cell>
          <table:covered-table-cell table:style-name="Default"/>
          <table:covered-table-cell/>
          <table:table-cell table:style-name="ce11" office:value-type="string">
            <text:p>100000 Events</text:p>
          </table:table-cell>
          <table:table-cell/>
          <table:table-cell table:style-name="ce12" office:value-type="string" table:number-columns-spanned="2" table:number-rows-spanned="1">
            <text:p>No. Threads: 8</text:p>
          </table:table-cell>
          <table:covered-table-cell table:style-name="ce21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No. Iterations</text:p>
          </table:table-cell>
          <table:table-cell table:style-name="ce5" office:value-type="string">
            <text:p>Time 1</text:p>
          </table:table-cell>
          <table:table-cell table:style-name="ce5" office:value-type="string">
            <text:p>Time 2</text:p>
          </table:table-cell>
          <table:table-cell table:style-name="ce5" office:value-type="string">
            <text:p>Time 3</text:p>
          </table:table-cell>
          <table:table-cell table:style-name="ce5" office:value-type="string">
            <text:p>Time 4</text:p>
          </table:table-cell>
          <table:table-cell table:style-name="ce5" office:value-type="string">
            <text:p>Time 5</text:p>
          </table:table-cell>
          <table:table-cell table:style-name="ce5" office:value-type="string">
            <text:p>Time 6</text:p>
          </table:table-cell>
          <table:table-cell table:style-name="ce5" office:value-type="string">
            <text:p>Time 7</text:p>
          </table:table-cell>
          <table:table-cell table:style-name="ce5" office:value-type="string">
            <text:p>Time 8</text:p>
          </table:table-cell>
          <table:table-cell table:style-name="ce5" office:value-type="string">
            <text:p>Time 9</text:p>
          </table:table-cell>
          <table:table-cell table:style-name="ce5" office:value-type="string">
            <text:p>Time 10</text:p>
          </table:table-cell>
          <table:table-cell table:style-name="ce13" office:value-type="string">
            <text:p>Average</text:p>
          </table:table-cell>
          <table:table-cell table:style-name="ce17" office:value-type="string">
            <text:p>Error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table:style-name="ce6" office:value-type="float" office:value="55.183">
            <text:p>55.183</text:p>
          </table:table-cell>
          <table:table-cell table:style-name="ce9" office:value-type="float" office:value="55.296">
            <text:p>55.296</text:p>
          </table:table-cell>
          <table:table-cell table:style-name="ce9" office:value-type="float" office:value="54.494">
            <text:p>54.494</text:p>
          </table:table-cell>
          <table:table-cell table:style-name="ce9" office:value-type="float" office:value="55.262">
            <text:p>55.262</text:p>
          </table:table-cell>
          <table:table-cell table:style-name="ce9" office:value-type="float" office:value="54.528">
            <text:p>54.528</text:p>
          </table:table-cell>
          <table:table-cell table:style-name="ce9" office:value-type="float" office:value="55.984">
            <text:p>55.984</text:p>
          </table:table-cell>
          <table:table-cell table:style-name="ce9" office:value-type="float" office:value="54.862">
            <text:p>54.862</text:p>
          </table:table-cell>
          <table:table-cell table:style-name="ce9" office:value-type="float" office:value="54.03">
            <text:p>54.03</text:p>
          </table:table-cell>
          <table:table-cell table:style-name="ce9" office:value-type="float" office:value="54.525">
            <text:p>54.525</text:p>
          </table:table-cell>
          <table:table-cell table:style-name="ce9" office:value-type="float" office:value="55.084">
            <text:p>55.084</text:p>
          </table:table-cell>
          <table:table-cell table:style-name="ce14" table:formula="of:=AVERAGE([.B26:.K26])" office:value-type="float" office:value="54.9248">
            <text:p>54.9248</text:p>
          </table:table-cell>
          <table:table-cell table:style-name="ce18" table:formula="of:=STDEV([.B26:.K26])" office:value-type="float" office:value="0.555067523419949">
            <text:p>0.5550675234</text:p>
          </table:table-cell>
          <table:table-cell table:formula="of:=[.L26]/[.A26]" office:value-type="float" office:value="0.00549248">
            <text:p>0.00549248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43.037">
            <text:p>143.037</text:p>
          </table:table-cell>
          <table:table-cell office:value-type="float" office:value="142.501">
            <text:p>142.501</text:p>
          </table:table-cell>
          <table:table-cell office:value-type="float" office:value="142.314">
            <text:p>142.314</text:p>
          </table:table-cell>
          <table:table-cell office:value-type="float" office:value="143.929">
            <text:p>143.929</text:p>
          </table:table-cell>
          <table:table-cell office:value-type="float" office:value="142.73">
            <text:p>142.73</text:p>
          </table:table-cell>
          <table:table-cell office:value-type="float" office:value="143.795">
            <text:p>143.795</text:p>
          </table:table-cell>
          <table:table-cell office:value-type="float" office:value="143.25">
            <text:p>143.25</text:p>
          </table:table-cell>
          <table:table-cell office:value-type="float" office:value="143.103">
            <text:p>143.103</text:p>
          </table:table-cell>
          <table:table-cell office:value-type="float" office:value="143.501">
            <text:p>143.501</text:p>
          </table:table-cell>
          <table:table-cell office:value-type="float" office:value="144.581">
            <text:p>144.581</text:p>
          </table:table-cell>
          <table:table-cell table:formula="of:=AVERAGE([.B27:.K27])" office:value-type="float" office:value="143.2741">
            <text:p>143.2741</text:p>
          </table:table-cell>
          <table:table-cell table:formula="of:=STDEV([.B27:.K27])" office:value-type="float" office:value="0.696123783692397">
            <text:p>0.6961237837</text:p>
          </table:table-cell>
          <table:table-cell table:formula="of:=[.L27]/[.A27]" office:value-type="float" office:value="0.00477580333333333">
            <text:p>0.0047758033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32.583">
            <text:p>232.583</text:p>
          </table:table-cell>
          <table:table-cell office:value-type="float" office:value="230.475">
            <text:p>230.475</text:p>
          </table:table-cell>
          <table:table-cell office:value-type="float" office:value="230.334">
            <text:p>230.334</text:p>
          </table:table-cell>
          <table:table-cell office:value-type="float" office:value="228.665">
            <text:p>228.665</text:p>
          </table:table-cell>
          <table:table-cell office:value-type="float" office:value="229.801">
            <text:p>229.801</text:p>
          </table:table-cell>
          <table:table-cell office:value-type="float" office:value="229.601">
            <text:p>229.601</text:p>
          </table:table-cell>
          <table:table-cell office:value-type="float" office:value="230.229">
            <text:p>230.229</text:p>
          </table:table-cell>
          <table:table-cell office:value-type="float" office:value="230.222">
            <text:p>230.222</text:p>
          </table:table-cell>
          <table:table-cell office:value-type="float" office:value="232.201">
            <text:p>232.201</text:p>
          </table:table-cell>
          <table:table-cell office:value-type="float" office:value="228.712">
            <text:p>228.712</text:p>
          </table:table-cell>
          <table:table-cell table:formula="of:=AVERAGE([.B28:.K28])" office:value-type="float" office:value="230.2823">
            <text:p>230.2823</text:p>
          </table:table-cell>
          <table:table-cell table:formula="of:=STDEV([.B28:.K28])" office:value-type="float" office:value="1.28228243118797">
            <text:p>1.2822824312</text:p>
          </table:table-cell>
          <table:table-cell table:formula="of:=[.L28]/[.A28]" office:value-type="float" office:value="0.004605646">
            <text:p>0.004605646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318.185">
            <text:p>318.185</text:p>
          </table:table-cell>
          <table:table-cell office:value-type="float" office:value="316.64">
            <text:p>316.64</text:p>
          </table:table-cell>
          <table:table-cell office:value-type="float" office:value="318.65">
            <text:p>318.65</text:p>
          </table:table-cell>
          <table:table-cell office:value-type="float" office:value="316.335">
            <text:p>316.335</text:p>
          </table:table-cell>
          <table:table-cell office:value-type="float" office:value="318.555">
            <text:p>318.555</text:p>
          </table:table-cell>
          <table:table-cell office:value-type="float" office:value="320.605">
            <text:p>320.605</text:p>
          </table:table-cell>
          <table:table-cell office:value-type="float" office:value="316.439">
            <text:p>316.439</text:p>
          </table:table-cell>
          <table:table-cell office:value-type="float" office:value="319.667">
            <text:p>319.667</text:p>
          </table:table-cell>
          <table:table-cell office:value-type="float" office:value="318.924">
            <text:p>318.924</text:p>
          </table:table-cell>
          <table:table-cell office:value-type="float" office:value="316.81">
            <text:p>316.81</text:p>
          </table:table-cell>
          <table:table-cell table:formula="of:=AVERAGE([.B29:.K29])" office:value-type="float" office:value="318.081">
            <text:p>318.081</text:p>
          </table:table-cell>
          <table:table-cell table:formula="of:=STDEV([.B29:.K29])" office:value-type="float" office:value="1.47544629782916">
            <text:p>1.4754462978</text:p>
          </table:table-cell>
          <table:table-cell table:formula="of:=[.L29]/[.A29]" office:value-type="float" office:value="0.00454401428571429">
            <text:p>0.004544014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449.865">
            <text:p>449.865</text:p>
          </table:table-cell>
          <table:table-cell office:value-type="float" office:value="449.176">
            <text:p>449.176</text:p>
          </table:table-cell>
          <table:table-cell office:value-type="float" office:value="449.106">
            <text:p>449.106</text:p>
          </table:table-cell>
          <table:table-cell office:value-type="float" office:value="451.482">
            <text:p>451.482</text:p>
          </table:table-cell>
          <table:table-cell office:value-type="float" office:value="450.711">
            <text:p>450.711</text:p>
          </table:table-cell>
          <table:table-cell office:value-type="float" office:value="453.605">
            <text:p>453.605</text:p>
          </table:table-cell>
          <table:table-cell office:value-type="float" office:value="450.618">
            <text:p>450.618</text:p>
          </table:table-cell>
          <table:table-cell office:value-type="float" office:value="452.429">
            <text:p>452.429</text:p>
          </table:table-cell>
          <table:table-cell office:value-type="float" office:value="449.084">
            <text:p>449.084</text:p>
          </table:table-cell>
          <table:table-cell office:value-type="float" office:value="451.208">
            <text:p>451.208</text:p>
          </table:table-cell>
          <table:table-cell table:formula="of:=AVERAGE([.B30:.K30])" office:value-type="float" office:value="450.7284">
            <text:p>450.7284</text:p>
          </table:table-cell>
          <table:table-cell table:formula="of:=STDEV([.B30:.K30])" office:value-type="float" office:value="1.50808658755244">
            <text:p>1.5080865876</text:p>
          </table:table-cell>
          <table:table-cell table:formula="of:=[.L30]/[.A30]" office:value-type="float" office:value="0.004507284">
            <text:p>0.004507284</text:p>
          </table:table-cell>
        </table:table-row>
        <table:table-row table:style-name="ro1">
          <table:table-cell table:style-name="ce4" office:value-type="float" office:value="150000">
            <text:p>150000</text:p>
          </table:table-cell>
          <table:table-cell table:style-name="ce8" office:value-type="float" office:value="671.691">
            <text:p>671.691</text:p>
          </table:table-cell>
          <table:table-cell table:style-name="ce10" office:value-type="float" office:value="667.565">
            <text:p>667.565</text:p>
          </table:table-cell>
          <table:table-cell table:style-name="ce10" office:value-type="float" office:value="671.628">
            <text:p>671.628</text:p>
          </table:table-cell>
          <table:table-cell table:style-name="ce10" office:value-type="float" office:value="672.378">
            <text:p>672.378</text:p>
          </table:table-cell>
          <table:table-cell table:style-name="ce10" office:value-type="float" office:value="673.76">
            <text:p>673.76</text:p>
          </table:table-cell>
          <table:table-cell table:style-name="ce10" office:value-type="float" office:value="670.326">
            <text:p>670.326</text:p>
          </table:table-cell>
          <table:table-cell table:style-name="ce10" office:value-type="float" office:value="671.965">
            <text:p>671.965</text:p>
          </table:table-cell>
          <table:table-cell table:style-name="ce10" office:value-type="float" office:value="675.138">
            <text:p>675.138</text:p>
          </table:table-cell>
          <table:table-cell table:style-name="ce10" office:value-type="float" office:value="668.449">
            <text:p>668.449</text:p>
          </table:table-cell>
          <table:table-cell table:style-name="ce10" office:value-type="float" office:value="671.373">
            <text:p>671.373</text:p>
          </table:table-cell>
          <table:table-cell table:style-name="ce16" table:formula="of:=AVERAGE([.B31:.K31])" office:value-type="float" office:value="671.4273">
            <text:p>671.4273</text:p>
          </table:table-cell>
          <table:table-cell table:style-name="ce20" table:formula="of:=STDEV([.B31:.K31])" office:value-type="float" office:value="2.2488761662464">
            <text:p>2.2488761662</text:p>
          </table:table-cell>
          <table:table-cell table:formula="of:=[.L31]/[.A31]" office:value-type="float" office:value="0.004476182">
            <text:p>0.004476182</text:p>
          </table:table-cell>
        </table:table-row>
      </table:table>
      <table:table table:name="OMP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" table:default-cell-style-name="ce19"/>
        <table:table-column table:style-name="co4" table:number-columns-repeated="3" table:default-cell-style-name="Default"/>
        <table:table-row table:style-name="ro1"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iming Test – OMP Times</text:p>
          </table:table-cell>
          <table:covered-table-cell table:style-name="Default"/>
          <table:covered-table-cell/>
          <table:table-cell table:style-name="ce11" office:value-type="string">
            <text:p>1000 Events</text:p>
          </table:table-cell>
          <table:table-cell/>
          <table:table-cell table:style-name="ce12" office:value-type="string" table:number-columns-spanned="2" table:number-rows-spanned="1">
            <text:p>No. Threads: 4</text:p>
          </table:table-cell>
          <table:covered-table-cell/>
          <table:table-cell table:number-columns-repeated="4"/>
          <table:table-cell table:style-name="Default" table:number-columns-repeated="2"/>
          <table:table-cell office:value-type="string">
            <text:p>8 thread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o. Iterations</text:p>
          </table:table-cell>
          <table:table-cell table:style-name="ce5" office:value-type="string">
            <text:p>Time 1</text:p>
          </table:table-cell>
          <table:table-cell table:style-name="ce5" office:value-type="string">
            <text:p>Time 2</text:p>
          </table:table-cell>
          <table:table-cell table:style-name="ce5" office:value-type="string">
            <text:p>Time 3</text:p>
          </table:table-cell>
          <table:table-cell table:style-name="ce5" office:value-type="string">
            <text:p>Time 4</text:p>
          </table:table-cell>
          <table:table-cell table:style-name="ce5" office:value-type="string">
            <text:p>Time 5</text:p>
          </table:table-cell>
          <table:table-cell table:style-name="ce5" office:value-type="string">
            <text:p>Time 6</text:p>
          </table:table-cell>
          <table:table-cell table:style-name="ce5" office:value-type="string">
            <text:p>Time 7</text:p>
          </table:table-cell>
          <table:table-cell table:style-name="ce5" office:value-type="string">
            <text:p>Time 8</text:p>
          </table:table-cell>
          <table:table-cell table:style-name="ce5" office:value-type="string">
            <text:p>Time 9</text:p>
          </table:table-cell>
          <table:table-cell table:style-name="ce5" office:value-type="string">
            <text:p>Time 10</text:p>
          </table:table-cell>
          <table:table-cell table:style-name="ce13" office:value-type="string">
            <text:p>Average</text:p>
          </table:table-cell>
          <table:table-cell table:style-name="ce17" office:value-type="string">
            <text:p>Error</text:p>
          </table:table-cell>
          <table:table-cell table:style-name="ce13" office:value-type="string">
            <text:p>Average</text:p>
          </table:table-cell>
          <table:table-cell table:style-name="ce17" office:value-type="string">
            <text:p>Error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table:style-name="ce6" office:value-type="float" office:value="6.215">
            <text:p>6.215</text:p>
          </table:table-cell>
          <table:table-cell table:style-name="ce9" office:value-type="float" office:value="6.182">
            <text:p>6.182</text:p>
          </table:table-cell>
          <table:table-cell table:style-name="ce9" office:value-type="float" office:value="6.596">
            <text:p>6.596</text:p>
          </table:table-cell>
          <table:table-cell table:style-name="ce9" office:value-type="float" office:value="6.177">
            <text:p>6.177</text:p>
          </table:table-cell>
          <table:table-cell table:style-name="ce9" office:value-type="float" office:value="6.182">
            <text:p>6.182</text:p>
          </table:table-cell>
          <table:table-cell table:style-name="ce9" office:value-type="float" office:value="6.18">
            <text:p>6.18</text:p>
          </table:table-cell>
          <table:table-cell table:style-name="ce9" office:value-type="float" office:value="6.184">
            <text:p>6.184</text:p>
          </table:table-cell>
          <table:table-cell table:style-name="ce9" office:value-type="float" office:value="6.274">
            <text:p>6.274</text:p>
          </table:table-cell>
          <table:table-cell table:style-name="ce9" office:value-type="float" office:value="6.158">
            <text:p>6.158</text:p>
          </table:table-cell>
          <table:table-cell table:style-name="ce9" office:value-type="float" office:value="6.172">
            <text:p>6.172</text:p>
          </table:table-cell>
          <table:table-cell table:style-name="ce14" table:formula="of:=AVERAGE([.B4:.K4])" office:value-type="float" office:value="6.232">
            <text:p>6.232</text:p>
          </table:table-cell>
          <table:table-cell table:style-name="ce18" table:formula="of:=STDEV([.B4:.K4])" office:value-type="float" office:value="0.131933484924959">
            <text:p>0.1319334849</text:p>
          </table:table-cell>
          <table:table-cell table:style-name="ce14" office:value-type="float" office:value="5.9715">
            <text:p>5.9715</text:p>
          </table:table-cell>
          <table:table-cell table:style-name="ce18" office:value-type="float" office:value="0.108341281759694">
            <text:p>0.1083412818</text:p>
          </table:table-cell>
          <table:table-cell table:formula="of:=([.N4]&lt;[.L4])" office:value-type="boolean" office:boolean-value="true">
            <text:p>TRUE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1.495">
            <text:p>11.495</text:p>
          </table:table-cell>
          <table:table-cell office:value-type="float" office:value="11.396">
            <text:p>11.396</text:p>
          </table:table-cell>
          <table:table-cell office:value-type="float" office:value="11.515">
            <text:p>11.515</text:p>
          </table:table-cell>
          <table:table-cell office:value-type="float" office:value="11.457">
            <text:p>11.457</text:p>
          </table:table-cell>
          <table:table-cell office:value-type="float" office:value="11.419">
            <text:p>11.419</text:p>
          </table:table-cell>
          <table:table-cell office:value-type="float" office:value="11.412">
            <text:p>11.412</text:p>
          </table:table-cell>
          <table:table-cell office:value-type="float" office:value="12.638">
            <text:p>12.638</text:p>
          </table:table-cell>
          <table:table-cell office:value-type="float" office:value="12.715">
            <text:p>12.715</text:p>
          </table:table-cell>
          <table:table-cell office:value-type="float" office:value="11.39">
            <text:p>11.39</text:p>
          </table:table-cell>
          <table:table-cell office:value-type="float" office:value="11.38">
            <text:p>11.38</text:p>
          </table:table-cell>
          <table:table-cell table:formula="of:=AVERAGE([.B5:.K5])" office:value-type="float" office:value="11.6817">
            <text:p>11.6817</text:p>
          </table:table-cell>
          <table:table-cell table:formula="of:=STDEV([.B5:.K5])" office:value-type="float" office:value="0.526502094540521">
            <text:p>0.5265020945</text:p>
          </table:table-cell>
          <table:table-cell table:style-name="ce15" office:value-type="float" office:value="10.4317">
            <text:p>10.4317</text:p>
          </table:table-cell>
          <table:table-cell table:style-name="ce19" office:value-type="float" office:value="0.189750157370744">
            <text:p>0.1897501574</text:p>
          </table:table-cell>
          <table:table-cell table:formula="of:=([.N5]&lt;[.L5])" office:value-type="boolean" office:boolean-value="true">
            <text:p>TRUE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6.781">
            <text:p>16.781</text:p>
          </table:table-cell>
          <table:table-cell office:value-type="float" office:value="16.782">
            <text:p>16.782</text:p>
          </table:table-cell>
          <table:table-cell office:value-type="float" office:value="18.41">
            <text:p>18.41</text:p>
          </table:table-cell>
          <table:table-cell office:value-type="float" office:value="16.523">
            <text:p>16.523</text:p>
          </table:table-cell>
          <table:table-cell office:value-type="float" office:value="16.524">
            <text:p>16.524</text:p>
          </table:table-cell>
          <table:table-cell office:value-type="float" office:value="18.47">
            <text:p>18.47</text:p>
          </table:table-cell>
          <table:table-cell office:value-type="float" office:value="16.766">
            <text:p>16.766</text:p>
          </table:table-cell>
          <table:table-cell office:value-type="float" office:value="16.621">
            <text:p>16.621</text:p>
          </table:table-cell>
          <table:table-cell office:value-type="float" office:value="18.799">
            <text:p>18.799</text:p>
          </table:table-cell>
          <table:table-cell office:value-type="float" office:value="16.611">
            <text:p>16.611</text:p>
          </table:table-cell>
          <table:table-cell table:formula="of:=AVERAGE([.B6:.K6])" office:value-type="float" office:value="17.2287">
            <text:p>17.2287</text:p>
          </table:table-cell>
          <table:table-cell table:formula="of:=STDEV([.B6:.K6])" office:value-type="float" office:value="0.928659254576785">
            <text:p>0.9286592546</text:p>
          </table:table-cell>
          <table:table-cell table:style-name="ce15" office:value-type="float" office:value="14.7203">
            <text:p>14.7203</text:p>
          </table:table-cell>
          <table:table-cell table:style-name="ce19" office:value-type="float" office:value="0.147526306505352">
            <text:p>0.1475263065</text:p>
          </table:table-cell>
          <table:table-cell table:formula="of:=([.N6]&lt;[.L6])" office:value-type="boolean" office:boolean-value="true">
            <text:p>TRUE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1.705">
            <text:p>21.705</text:p>
          </table:table-cell>
          <table:table-cell office:value-type="float" office:value="21.674">
            <text:p>21.674</text:p>
          </table:table-cell>
          <table:table-cell office:value-type="float" office:value="21.691">
            <text:p>21.691</text:p>
          </table:table-cell>
          <table:table-cell office:value-type="float" office:value="21.747">
            <text:p>21.747</text:p>
          </table:table-cell>
          <table:table-cell office:value-type="float" office:value="21.97">
            <text:p>21.97</text:p>
          </table:table-cell>
          <table:table-cell office:value-type="float" office:value="21.692">
            <text:p>21.692</text:p>
          </table:table-cell>
          <table:table-cell office:value-type="float" office:value="21.697">
            <text:p>21.697</text:p>
          </table:table-cell>
          <table:table-cell office:value-type="float" office:value="24.734">
            <text:p>24.734</text:p>
          </table:table-cell>
          <table:table-cell office:value-type="float" office:value="21.67">
            <text:p>21.67</text:p>
          </table:table-cell>
          <table:table-cell office:value-type="float" office:value="21.973">
            <text:p>21.973</text:p>
          </table:table-cell>
          <table:table-cell table:formula="of:=AVERAGE([.B7:.K7])" office:value-type="float" office:value="22.0553">
            <text:p>22.0553</text:p>
          </table:table-cell>
          <table:table-cell table:formula="of:=STDEV([.B7:.K7])" office:value-type="float" office:value="0.948341716424577">
            <text:p>0.9483417164</text:p>
          </table:table-cell>
          <table:table-cell table:style-name="ce15" office:value-type="float" office:value="19.2667">
            <text:p>19.2667</text:p>
          </table:table-cell>
          <table:table-cell table:style-name="ce19" office:value-type="float" office:value="0.594466343314181">
            <text:p>0.5944663433</text:p>
          </table:table-cell>
          <table:table-cell table:formula="of:=([.N7]&lt;[.L7])" office:value-type="boolean" office:boolean-value="true">
            <text:p>TRU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9.408">
            <text:p>29.408</text:p>
          </table:table-cell>
          <table:table-cell office:value-type="float" office:value="29.397">
            <text:p>29.397</text:p>
          </table:table-cell>
          <table:table-cell office:value-type="float" office:value="29.349">
            <text:p>29.349</text:p>
          </table:table-cell>
          <table:table-cell office:value-type="float" office:value="29.409">
            <text:p>29.409</text:p>
          </table:table-cell>
          <table:table-cell office:value-type="float" office:value="32.513">
            <text:p>32.513</text:p>
          </table:table-cell>
          <table:table-cell office:value-type="float" office:value="29.854">
            <text:p>29.854</text:p>
          </table:table-cell>
          <table:table-cell office:value-type="float" office:value="33.939">
            <text:p>33.939</text:p>
          </table:table-cell>
          <table:table-cell office:value-type="float" office:value="29.346">
            <text:p>29.346</text:p>
          </table:table-cell>
          <table:table-cell office:value-type="float" office:value="29.391">
            <text:p>29.391</text:p>
          </table:table-cell>
          <table:table-cell office:value-type="float" office:value="29.458">
            <text:p>29.458</text:p>
          </table:table-cell>
          <table:table-cell table:formula="of:=AVERAGE([.B8:.K8])" office:value-type="float" office:value="30.2064">
            <text:p>30.2064</text:p>
          </table:table-cell>
          <table:table-cell table:formula="of:=STDEV([.B8:.K8])" office:value-type="float" office:value="1.63318749008734">
            <text:p>1.6331874901</text:p>
          </table:table-cell>
          <table:table-cell table:style-name="ce15" office:value-type="float" office:value="25.715">
            <text:p>25.715</text:p>
          </table:table-cell>
          <table:table-cell table:style-name="ce19" office:value-type="float" office:value="0.412992063415805">
            <text:p>0.4129920634</text:p>
          </table:table-cell>
          <table:table-cell table:formula="of:=([.N8]&lt;[.L8]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150000">
            <text:p>150000</text:p>
          </table:table-cell>
          <table:table-cell table:style-name="ce8" office:value-type="float" office:value="47.999">
            <text:p>47.999</text:p>
          </table:table-cell>
          <table:table-cell table:style-name="ce10" office:value-type="float" office:value="51.635">
            <text:p>51.635</text:p>
          </table:table-cell>
          <table:table-cell table:style-name="ce10" office:value-type="float" office:value="42.261">
            <text:p>42.261</text:p>
          </table:table-cell>
          <table:table-cell table:style-name="ce10" office:value-type="float" office:value="42.171">
            <text:p>42.171</text:p>
          </table:table-cell>
          <table:table-cell table:style-name="ce10" office:value-type="float" office:value="42.229">
            <text:p>42.229</text:p>
          </table:table-cell>
          <table:table-cell table:style-name="ce10" office:value-type="float" office:value="42.899">
            <text:p>42.899</text:p>
          </table:table-cell>
          <table:table-cell table:style-name="ce10" office:value-type="float" office:value="42.205">
            <text:p>42.205</text:p>
          </table:table-cell>
          <table:table-cell table:style-name="ce10" office:value-type="float" office:value="42.942">
            <text:p>42.942</text:p>
          </table:table-cell>
          <table:table-cell table:style-name="ce10" office:value-type="float" office:value="42.2">
            <text:p>42.2</text:p>
          </table:table-cell>
          <table:table-cell table:style-name="ce10" office:value-type="float" office:value="28.407">
            <text:p>28.407</text:p>
          </table:table-cell>
          <table:table-cell table:style-name="ce16" table:formula="of:=AVERAGE([.B9:.K9])" office:value-type="float" office:value="42.4948">
            <text:p>42.4948</text:p>
          </table:table-cell>
          <table:table-cell table:style-name="ce20" table:formula="of:=STDEV([.B9:.K9])" office:value-type="float" office:value="5.8979280505012">
            <text:p>5.8979280505</text:p>
          </table:table-cell>
          <table:table-cell table:style-name="ce16" office:value-type="float" office:value="36.5453">
            <text:p>36.5453</text:p>
          </table:table-cell>
          <table:table-cell table:style-name="ce20" office:value-type="float" office:value="0.548824410292886">
            <text:p>0.5488244103</text:p>
          </table:table-cell>
          <table:table-cell table:formula="of:=([.N9]&lt;[.L9])" office:value-type="boolean" office:boolean-value="true">
            <text:p>TRUE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iming Test – OMP Times</text:p>
          </table:table-cell>
          <table:covered-table-cell table:style-name="Default"/>
          <table:covered-table-cell/>
          <table:table-cell table:style-name="ce11" office:value-type="string">
            <text:p>10000 Events</text:p>
          </table:table-cell>
          <table:table-cell/>
          <table:table-cell table:style-name="ce12" office:value-type="string" table:number-columns-spanned="2" table:number-rows-spanned="1">
            <text:p>No. Threads: 4</text:p>
          </table:table-cell>
          <table:covered-table-cell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>
            <text:p>No. Iterations</text:p>
          </table:table-cell>
          <table:table-cell table:style-name="ce5" office:value-type="string">
            <text:p>Time 1</text:p>
          </table:table-cell>
          <table:table-cell table:style-name="ce5" office:value-type="string">
            <text:p>Time 2</text:p>
          </table:table-cell>
          <table:table-cell table:style-name="ce5" office:value-type="string">
            <text:p>Time 3</text:p>
          </table:table-cell>
          <table:table-cell table:style-name="ce5" office:value-type="string">
            <text:p>Time 4</text:p>
          </table:table-cell>
          <table:table-cell table:style-name="ce5" office:value-type="string">
            <text:p>Time 5</text:p>
          </table:table-cell>
          <table:table-cell table:style-name="ce5" office:value-type="string">
            <text:p>Time 6</text:p>
          </table:table-cell>
          <table:table-cell table:style-name="ce5" office:value-type="string">
            <text:p>Time 7</text:p>
          </table:table-cell>
          <table:table-cell table:style-name="ce5" office:value-type="string">
            <text:p>Time 8</text:p>
          </table:table-cell>
          <table:table-cell table:style-name="ce5" office:value-type="string">
            <text:p>Time 9</text:p>
          </table:table-cell>
          <table:table-cell table:style-name="ce5" office:value-type="string">
            <text:p>Time 10</text:p>
          </table:table-cell>
          <table:table-cell table:style-name="ce13" office:value-type="string">
            <text:p>Average</text:p>
          </table:table-cell>
          <table:table-cell table:style-name="ce17" office:value-type="string">
            <text:p>Error</text:p>
          </table:table-cell>
          <table:table-cell table:style-name="ce13" office:value-type="string">
            <text:p>Average</text:p>
          </table:table-cell>
          <table:table-cell table:style-name="ce17" office:value-type="string">
            <text:p>Error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table:style-name="ce6" office:value-type="float" office:value="30.447">
            <text:p>30.447</text:p>
          </table:table-cell>
          <table:table-cell table:style-name="ce9" office:value-type="float" office:value="30.54">
            <text:p>30.54</text:p>
          </table:table-cell>
          <table:table-cell table:style-name="ce9" office:value-type="float" office:value="29.415">
            <text:p>29.415</text:p>
          </table:table-cell>
          <table:table-cell table:style-name="ce9" office:value-type="float" office:value="29.428">
            <text:p>29.428</text:p>
          </table:table-cell>
          <table:table-cell table:style-name="ce9" office:value-type="float" office:value="29.571">
            <text:p>29.571</text:p>
          </table:table-cell>
          <table:table-cell table:style-name="ce9" office:value-type="float" office:value="30.195">
            <text:p>30.195</text:p>
          </table:table-cell>
          <table:table-cell table:style-name="ce9" office:value-type="float" office:value="30.223">
            <text:p>30.223</text:p>
          </table:table-cell>
          <table:table-cell table:style-name="ce9" office:value-type="float" office:value="30.574">
            <text:p>30.574</text:p>
          </table:table-cell>
          <table:table-cell table:style-name="ce9" office:value-type="float" office:value="29.434">
            <text:p>29.434</text:p>
          </table:table-cell>
          <table:table-cell table:style-name="ce9" office:value-type="float" office:value="29.515">
            <text:p>29.515</text:p>
          </table:table-cell>
          <table:table-cell table:style-name="ce14" table:formula="of:=AVERAGE([.B15:.K15])" office:value-type="float" office:value="29.9342">
            <text:p>29.9342</text:p>
          </table:table-cell>
          <table:table-cell table:style-name="ce18" table:formula="of:=STDEV([.B15:.K15])" office:value-type="float" office:value="0.502700883008751">
            <text:p>0.502700883</text:p>
          </table:table-cell>
          <table:table-cell table:style-name="ce14" office:value-type="float" office:value="23.7516">
            <text:p>23.7516</text:p>
          </table:table-cell>
          <table:table-cell table:style-name="ce18" office:value-type="float" office:value="0.249283060885501">
            <text:p>0.2492830609</text:p>
          </table:table-cell>
          <table:table-cell table:formula="of:=([.N15]&lt;[.L15])" office:value-type="boolean" office:boolean-value="true">
            <text:p>TRUE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79.2">
            <text:p>79.2</text:p>
          </table:table-cell>
          <table:table-cell office:value-type="float" office:value="77.078">
            <text:p>77.078</text:p>
          </table:table-cell>
          <table:table-cell office:value-type="float" office:value="77.071">
            <text:p>77.071</text:p>
          </table:table-cell>
          <table:table-cell office:value-type="float" office:value="79.545">
            <text:p>79.545</text:p>
          </table:table-cell>
          <table:table-cell office:value-type="float" office:value="77.094">
            <text:p>77.094</text:p>
          </table:table-cell>
          <table:table-cell office:value-type="float" office:value="77.087">
            <text:p>77.087</text:p>
          </table:table-cell>
          <table:table-cell office:value-type="float" office:value="79.449">
            <text:p>79.449</text:p>
          </table:table-cell>
          <table:table-cell office:value-type="float" office:value="79.444">
            <text:p>79.444</text:p>
          </table:table-cell>
          <table:table-cell office:value-type="float" office:value="79.598">
            <text:p>79.598</text:p>
          </table:table-cell>
          <table:table-cell office:value-type="float" office:value="79.709">
            <text:p>79.709</text:p>
          </table:table-cell>
          <table:table-cell table:formula="of:=AVERAGE([.B16:.K16])" office:value-type="float" office:value="78.5275">
            <text:p>78.5275</text:p>
          </table:table-cell>
          <table:table-cell table:formula="of:=STDEV([.B16:.K16])" office:value-type="float" office:value="1.25037836495821">
            <text:p>1.250378365</text:p>
          </table:table-cell>
          <table:table-cell table:style-name="ce15" office:value-type="float" office:value="60.4549">
            <text:p>60.4549</text:p>
          </table:table-cell>
          <table:table-cell table:style-name="ce19" office:value-type="float" office:value="0.97771075591006">
            <text:p>0.9777107559</text:p>
          </table:table-cell>
          <table:table-cell table:formula="of:=([.N16]&lt;[.L16])" office:value-type="boolean" office:boolean-value="true">
            <text:p>TRUE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32.141">
            <text:p>132.141</text:p>
          </table:table-cell>
          <table:table-cell office:value-type="float" office:value="124.869">
            <text:p>124.869</text:p>
          </table:table-cell>
          <table:table-cell office:value-type="float" office:value="125.069">
            <text:p>125.069</text:p>
          </table:table-cell>
          <table:table-cell office:value-type="float" office:value="125.119">
            <text:p>125.119</text:p>
          </table:table-cell>
          <table:table-cell office:value-type="float" office:value="124.661">
            <text:p>124.661</text:p>
          </table:table-cell>
          <table:table-cell office:value-type="float" office:value="131.138">
            <text:p>131.138</text:p>
          </table:table-cell>
          <table:table-cell office:value-type="float" office:value="124.997">
            <text:p>124.997</text:p>
          </table:table-cell>
          <table:table-cell office:value-type="float" office:value="131.98">
            <text:p>131.98</text:p>
          </table:table-cell>
          <table:table-cell office:value-type="float" office:value="138.365">
            <text:p>138.365</text:p>
          </table:table-cell>
          <table:table-cell office:value-type="float" office:value="124.633">
            <text:p>124.633</text:p>
          </table:table-cell>
          <table:table-cell table:formula="of:=AVERAGE([.B17:.K17])" office:value-type="float" office:value="128.2972">
            <text:p>128.2972</text:p>
          </table:table-cell>
          <table:table-cell table:formula="of:=STDEV([.B17:.K17])" office:value-type="float" office:value="4.80258001957744">
            <text:p>4.8025800196</text:p>
          </table:table-cell>
          <table:table-cell table:style-name="ce15" office:value-type="float" office:value="96.9067">
            <text:p>96.9067</text:p>
          </table:table-cell>
          <table:table-cell table:style-name="ce19" office:value-type="float" office:value="1.22191525892756">
            <text:p>1.2219152589</text:p>
          </table:table-cell>
          <table:table-cell table:formula="of:=([.N17]&lt;[.L17])" office:value-type="boolean" office:boolean-value="true">
            <text:p>TRUE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172.245">
            <text:p>172.245</text:p>
          </table:table-cell>
          <table:table-cell office:value-type="float" office:value="172.486">
            <text:p>172.486</text:p>
          </table:table-cell>
          <table:table-cell office:value-type="float" office:value="186.29">
            <text:p>186.29</text:p>
          </table:table-cell>
          <table:table-cell office:value-type="float" office:value="172.361">
            <text:p>172.361</text:p>
          </table:table-cell>
          <table:table-cell office:value-type="float" office:value="172.877">
            <text:p>172.877</text:p>
          </table:table-cell>
          <table:table-cell office:value-type="float" office:value="172.391">
            <text:p>172.391</text:p>
          </table:table-cell>
          <table:table-cell office:value-type="float" office:value="172.397">
            <text:p>172.397</text:p>
          </table:table-cell>
          <table:table-cell office:value-type="float" office:value="172.421">
            <text:p>172.421</text:p>
          </table:table-cell>
          <table:table-cell office:value-type="float" office:value="172.706">
            <text:p>172.706</text:p>
          </table:table-cell>
          <table:table-cell office:value-type="float" office:value="172.396">
            <text:p>172.396</text:p>
          </table:table-cell>
          <table:table-cell table:formula="of:=AVERAGE([.B18:.K18])" office:value-type="float" office:value="173.857">
            <text:p>173.857</text:p>
          </table:table-cell>
          <table:table-cell table:formula="of:=STDEV([.B18:.K18])" office:value-type="float" office:value="4.37236605156623">
            <text:p>4.3723660516</text:p>
          </table:table-cell>
          <table:table-cell table:style-name="ce15" office:value-type="float" office:value="133.8775">
            <text:p>133.8775</text:p>
          </table:table-cell>
          <table:table-cell table:style-name="ce19" office:value-type="float" office:value="2.62931360920594">
            <text:p>2.6293136092</text:p>
          </table:table-cell>
          <table:table-cell table:formula="of:=([.N18]&lt;[.L18])" office:value-type="boolean" office:boolean-value="true">
            <text:p>TRU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51.404">
            <text:p>251.404</text:p>
          </table:table-cell>
          <table:table-cell office:value-type="float" office:value="250.822">
            <text:p>250.822</text:p>
          </table:table-cell>
          <table:table-cell office:value-type="float" office:value="244.475">
            <text:p>244.475</text:p>
          </table:table-cell>
          <table:table-cell office:value-type="float" office:value="244.278">
            <text:p>244.278</text:p>
          </table:table-cell>
          <table:table-cell office:value-type="float" office:value="254.644">
            <text:p>254.644</text:p>
          </table:table-cell>
          <table:table-cell office:value-type="float" office:value="243.559">
            <text:p>243.559</text:p>
          </table:table-cell>
          <table:table-cell office:value-type="float" office:value="243.68">
            <text:p>243.68</text:p>
          </table:table-cell>
          <table:table-cell office:value-type="float" office:value="255.259">
            <text:p>255.259</text:p>
          </table:table-cell>
          <table:table-cell office:value-type="float" office:value="244.316">
            <text:p>244.316</text:p>
          </table:table-cell>
          <table:table-cell office:value-type="float" office:value="243.92">
            <text:p>243.92</text:p>
          </table:table-cell>
          <table:table-cell table:formula="of:=AVERAGE([.B19:.K19])" office:value-type="float" office:value="247.6357">
            <text:p>247.6357</text:p>
          </table:table-cell>
          <table:table-cell table:formula="of:=STDEV([.B19:.K19])" office:value-type="float" office:value="4.82978741308099">
            <text:p>4.8297874131</text:p>
          </table:table-cell>
          <table:table-cell table:style-name="ce15" office:value-type="float" office:value="188.0221">
            <text:p>188.0221</text:p>
          </table:table-cell>
          <table:table-cell table:style-name="ce19" office:value-type="float" office:value="2.96507153558074">
            <text:p>2.9650715356</text:p>
          </table:table-cell>
          <table:table-cell table:formula="of:=([.N19]&lt;[.L19]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150000">
            <text:p>150000</text:p>
          </table:table-cell>
          <table:table-cell table:style-name="ce8" office:value-type="float" office:value="374.417">
            <text:p>374.417</text:p>
          </table:table-cell>
          <table:table-cell table:style-name="ce10" office:value-type="float" office:value="362.518">
            <text:p>362.518</text:p>
          </table:table-cell>
          <table:table-cell table:style-name="ce10" office:value-type="float" office:value="362.785">
            <text:p>362.785</text:p>
          </table:table-cell>
          <table:table-cell table:style-name="ce10" office:value-type="float" office:value="362.44">
            <text:p>362.44</text:p>
          </table:table-cell>
          <table:table-cell table:style-name="ce10" office:value-type="float" office:value="374.177">
            <text:p>374.177</text:p>
          </table:table-cell>
          <table:table-cell table:style-name="ce10" office:value-type="float" office:value="363.836">
            <text:p>363.836</text:p>
          </table:table-cell>
          <table:table-cell table:style-name="ce10" office:value-type="float" office:value="362.446">
            <text:p>362.446</text:p>
          </table:table-cell>
          <table:table-cell table:style-name="ce10" office:value-type="float" office:value="362.892">
            <text:p>362.892</text:p>
          </table:table-cell>
          <table:table-cell table:style-name="ce10" office:value-type="float" office:value="374.717">
            <text:p>374.717</text:p>
          </table:table-cell>
          <table:table-cell table:style-name="ce10" office:value-type="float" office:value="362.914">
            <text:p>362.914</text:p>
          </table:table-cell>
          <table:table-cell table:style-name="ce16" table:formula="of:=AVERAGE([.B20:.K20])" office:value-type="float" office:value="366.3142">
            <text:p>366.3142</text:p>
          </table:table-cell>
          <table:table-cell table:style-name="ce20" table:formula="of:=STDEV([.B20:.K20])" office:value-type="float" office:value="5.62078594346219">
            <text:p>5.6207859435</text:p>
          </table:table-cell>
          <table:table-cell table:style-name="ce16" office:value-type="float" office:value="280.1938">
            <text:p>280.1938</text:p>
          </table:table-cell>
          <table:table-cell table:style-name="ce20" office:value-type="float" office:value="6.04564349667502">
            <text:p>6.0456434967</text:p>
          </table:table-cell>
          <table:table-cell table:formula="of:=([.N20]&lt;[.L20])" office:value-type="boolean" office:boolean-value="true">
            <text:p>TRUE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iming Test – OMP Times</text:p>
          </table:table-cell>
          <table:covered-table-cell table:style-name="Default"/>
          <table:covered-table-cell/>
          <table:table-cell table:style-name="ce11" office:value-type="string">
            <text:p>100000 Events</text:p>
          </table:table-cell>
          <table:table-cell/>
          <table:table-cell table:style-name="ce12" office:value-type="string" table:number-columns-spanned="2" table:number-rows-spanned="1">
            <text:p>No. Threads: 8</text:p>
          </table:table-cell>
          <table:covered-table-cell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>
            <text:p>No. Iterations</text:p>
          </table:table-cell>
          <table:table-cell table:style-name="ce5" office:value-type="string">
            <text:p>Time 1</text:p>
          </table:table-cell>
          <table:table-cell table:style-name="ce5" office:value-type="string">
            <text:p>Time 2</text:p>
          </table:table-cell>
          <table:table-cell table:style-name="ce5" office:value-type="string">
            <text:p>Time 3</text:p>
          </table:table-cell>
          <table:table-cell table:style-name="ce5" office:value-type="string">
            <text:p>Time 4</text:p>
          </table:table-cell>
          <table:table-cell table:style-name="ce5" office:value-type="string">
            <text:p>Time 5</text:p>
          </table:table-cell>
          <table:table-cell table:style-name="ce5" office:value-type="string">
            <text:p>Time 6</text:p>
          </table:table-cell>
          <table:table-cell table:style-name="ce5" office:value-type="string">
            <text:p>Time 7</text:p>
          </table:table-cell>
          <table:table-cell table:style-name="ce5" office:value-type="string">
            <text:p>Time 8</text:p>
          </table:table-cell>
          <table:table-cell table:style-name="ce5" office:value-type="string">
            <text:p>Time 9</text:p>
          </table:table-cell>
          <table:table-cell table:style-name="ce5" office:value-type="string">
            <text:p>Time 10</text:p>
          </table:table-cell>
          <table:table-cell table:style-name="ce13" office:value-type="string">
            <text:p>Average</text:p>
          </table:table-cell>
          <table:table-cell table:style-name="ce17" office:value-type="string">
            <text:p>Error</text:p>
          </table:table-cell>
          <table:table-cell table:formula="of:=[.L25]" office:value-type="string" office:string-value="Average">
            <text:p>Average</text:p>
          </table:table-cell>
          <table:table-cell table:formula="of:=[.M25]" office:value-type="string" office:string-value="Error">
            <text:p>Error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table:style-name="ce6" office:value-type="float" office:value="183.314">
            <text:p>183.314</text:p>
          </table:table-cell>
          <table:table-cell table:style-name="ce9" office:value-type="float" office:value="182.859">
            <text:p>182.859</text:p>
          </table:table-cell>
          <table:table-cell table:style-name="ce9" office:value-type="float" office:value="182.589">
            <text:p>182.589</text:p>
          </table:table-cell>
          <table:table-cell table:style-name="ce9" office:value-type="float" office:value="183.523">
            <text:p>183.523</text:p>
          </table:table-cell>
          <table:table-cell table:style-name="ce9" office:value-type="float" office:value="183.033">
            <text:p>183.033</text:p>
          </table:table-cell>
          <table:table-cell table:style-name="ce9" office:value-type="float" office:value="182.999">
            <text:p>182.999</text:p>
          </table:table-cell>
          <table:table-cell table:style-name="ce9" office:value-type="float" office:value="182.681">
            <text:p>182.681</text:p>
          </table:table-cell>
          <table:table-cell table:style-name="ce9" office:value-type="float" office:value="184.398">
            <text:p>184.398</text:p>
          </table:table-cell>
          <table:table-cell table:style-name="ce9" office:value-type="float" office:value="183.008">
            <text:p>183.008</text:p>
          </table:table-cell>
          <table:table-cell table:style-name="ce23" office:value-type="float" office:value="182.617">
            <text:p>182.617</text:p>
          </table:table-cell>
          <table:table-cell table:style-name="ce14" table:formula="of:=AVERAGE([.B26:.K26])" office:value-type="float" office:value="183.1021">
            <text:p>183.1021</text:p>
          </table:table-cell>
          <table:table-cell table:style-name="ce18" table:formula="of:=STDEV([.B26:.K26])" office:value-type="float" office:value="0.543720812754322">
            <text:p>0.5437208128</text:p>
          </table:table-cell>
          <table:table-cell table:formula="of:=[.L26]" office:value-type="float" office:value="183.1021">
            <text:p>183.1021</text:p>
          </table:table-cell>
          <table:table-cell table:formula="of:=[.M26]" office:value-type="float" office:value="0.543720812754322">
            <text:p>0.5437208128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537.296">
            <text:p>537.296</text:p>
          </table:table-cell>
          <table:table-cell office:value-type="float" office:value="534.971">
            <text:p>534.971</text:p>
          </table:table-cell>
          <table:table-cell office:value-type="float" office:value="535.069">
            <text:p>535.069</text:p>
          </table:table-cell>
          <table:table-cell office:value-type="float" office:value="537.888">
            <text:p>537.888</text:p>
          </table:table-cell>
          <table:table-cell office:value-type="float" office:value="534.989">
            <text:p>534.989</text:p>
          </table:table-cell>
          <table:table-cell office:value-type="float" office:value="536.719">
            <text:p>536.719</text:p>
          </table:table-cell>
          <table:table-cell office:value-type="float" office:value="541.393">
            <text:p>541.393</text:p>
          </table:table-cell>
          <table:table-cell office:value-type="float" office:value="535.444">
            <text:p>535.444</text:p>
          </table:table-cell>
          <table:table-cell office:value-type="float" office:value="537.628">
            <text:p>537.628</text:p>
          </table:table-cell>
          <table:table-cell table:style-name="ce24" office:value-type="float" office:value="536.78">
            <text:p>536.78</text:p>
          </table:table-cell>
          <table:table-cell table:formula="of:=AVERAGE([.B27:.K27])" office:value-type="float" office:value="536.8177">
            <text:p>536.8177</text:p>
          </table:table-cell>
          <table:table-cell table:formula="of:=STDEV([.B27:.K27])" office:value-type="float" office:value="1.9628460091295">
            <text:p>1.9628460091</text:p>
          </table:table-cell>
          <table:table-cell table:formula="of:=[.L27]" office:value-type="float" office:value="536.8177">
            <text:p>536.8177</text:p>
          </table:table-cell>
          <table:table-cell table:formula="of:=[.M27]" office:value-type="float" office:value="1.9628460091295">
            <text:p>1.9628460091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889.121">
            <text:p>889.121</text:p>
          </table:table-cell>
          <table:table-cell office:value-type="float" office:value="887.856">
            <text:p>887.856</text:p>
          </table:table-cell>
          <table:table-cell office:value-type="float" office:value="887.838">
            <text:p>887.838</text:p>
          </table:table-cell>
          <table:table-cell office:value-type="float" office:value="891.329">
            <text:p>891.329</text:p>
          </table:table-cell>
          <table:table-cell office:value-type="float" office:value="889.914">
            <text:p>889.914</text:p>
          </table:table-cell>
          <table:table-cell office:value-type="float" office:value="891.135">
            <text:p>891.135</text:p>
          </table:table-cell>
          <table:table-cell office:value-type="float" office:value="888.093">
            <text:p>888.093</text:p>
          </table:table-cell>
          <table:table-cell office:value-type="float" office:value="890.414">
            <text:p>890.414</text:p>
          </table:table-cell>
          <table:table-cell office:value-type="float" office:value="887.261">
            <text:p>887.261</text:p>
          </table:table-cell>
          <table:table-cell table:style-name="ce24" office:value-type="float" office:value="890.587">
            <text:p>890.587</text:p>
          </table:table-cell>
          <table:table-cell table:formula="of:=AVERAGE([.B28:.K28])" office:value-type="float" office:value="889.3548">
            <text:p>889.3548</text:p>
          </table:table-cell>
          <table:table-cell table:formula="of:=STDEV([.B28:.K28])" office:value-type="float" office:value="1.51281149593141">
            <text:p>1.5128114959</text:p>
          </table:table-cell>
          <table:table-cell table:formula="of:=[.L28]" office:value-type="float" office:value="889.3548">
            <text:p>889.3548</text:p>
          </table:table-cell>
          <table:table-cell table:formula="of:=[.M28]" office:value-type="float" office:value="1.51281149593141">
            <text:p>1.5128114959</text:p>
          </table:table-cell>
          <table:table-cell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1240.502">
            <text:p>1240.502</text:p>
          </table:table-cell>
          <table:table-cell office:value-type="float" office:value="1240.859">
            <text:p>1240.859</text:p>
          </table:table-cell>
          <table:table-cell office:value-type="float" office:value="1242.21">
            <text:p>1242.21</text:p>
          </table:table-cell>
          <table:table-cell office:value-type="float" office:value="1240.755">
            <text:p>1240.755</text:p>
          </table:table-cell>
          <table:table-cell office:value-type="float" office:value="1241.112">
            <text:p>1241.112</text:p>
          </table:table-cell>
          <table:table-cell office:value-type="float" office:value="1245.193">
            <text:p>1245.193</text:p>
          </table:table-cell>
          <table:table-cell office:value-type="float" office:value="1249.419">
            <text:p>1249.419</text:p>
          </table:table-cell>
          <table:table-cell office:value-type="float" office:value="1241.186">
            <text:p>1241.186</text:p>
          </table:table-cell>
          <table:table-cell office:value-type="float" office:value="1248.726">
            <text:p>1248.726</text:p>
          </table:table-cell>
          <table:table-cell table:style-name="ce24" office:value-type="float" office:value="1241.273">
            <text:p>1241.273</text:p>
          </table:table-cell>
          <table:table-cell table:formula="of:=AVERAGE([.B29:.K29])" office:value-type="float" office:value="1243.1235">
            <text:p>1243.1235</text:p>
          </table:table-cell>
          <table:table-cell table:formula="of:=STDEV([.B29:.K29])" office:value-type="float" office:value="3.41521176340343">
            <text:p>3.4152117634</text:p>
          </table:table-cell>
          <table:table-cell table:formula="of:=[.L29]" office:value-type="float" office:value="1243.1235">
            <text:p>1243.1235</text:p>
          </table:table-cell>
          <table:table-cell table:formula="of:=[.M29]" office:value-type="float" office:value="3.41521176340343">
            <text:p>3.4152117634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769.133">
            <text:p>1769.133</text:p>
          </table:table-cell>
          <table:table-cell office:value-type="float" office:value="1770.664">
            <text:p>1770.664</text:p>
          </table:table-cell>
          <table:table-cell office:value-type="float" office:value="1771.738">
            <text:p>1771.738</text:p>
          </table:table-cell>
          <table:table-cell office:value-type="float" office:value="1775.642">
            <text:p>1775.642</text:p>
          </table:table-cell>
          <table:table-cell office:value-type="float" office:value="1775.745">
            <text:p>1775.745</text:p>
          </table:table-cell>
          <table:table-cell office:value-type="float" office:value="1769.113">
            <text:p>1769.113</text:p>
          </table:table-cell>
          <table:table-cell office:value-type="float" office:value="1768.759">
            <text:p>1768.759</text:p>
          </table:table-cell>
          <table:table-cell office:value-type="float" office:value="1770.366">
            <text:p>1770.366</text:p>
          </table:table-cell>
          <table:table-cell office:value-type="float" office:value="1775.802">
            <text:p>1775.802</text:p>
          </table:table-cell>
          <table:table-cell table:style-name="ce24" office:value-type="float" office:value="1769.904">
            <text:p>1769.904</text:p>
          </table:table-cell>
          <table:table-cell table:formula="of:=AVERAGE([.B30:.K30])" office:value-type="float" office:value="1771.6866">
            <text:p>1771.6866</text:p>
          </table:table-cell>
          <table:table-cell table:formula="of:=STDEV([.B30:.K30])" office:value-type="float" office:value="2.91999711567586">
            <text:p>2.9199971157</text:p>
          </table:table-cell>
          <table:table-cell table:formula="of:=[.L30]" office:value-type="float" office:value="1771.6866">
            <text:p>1771.6866</text:p>
          </table:table-cell>
          <table:table-cell table:formula="of:=[.M30]" office:value-type="float" office:value="2.91999711567586">
            <text:p>2.9199971157</text:p>
          </table:table-cell>
          <table:table-cell/>
        </table:table-row>
        <table:table-row table:style-name="ro1">
          <table:table-cell table:style-name="ce4" office:value-type="float" office:value="150000">
            <text:p>150000</text:p>
          </table:table-cell>
          <table:table-cell table:style-name="ce8" office:value-type="float" office:value="2670.788">
            <text:p>2670.788</text:p>
          </table:table-cell>
          <table:table-cell table:style-name="ce10" office:value-type="float" office:value="2650.099">
            <text:p>2650.099</text:p>
          </table:table-cell>
          <table:table-cell table:style-name="ce10" office:value-type="float" office:value="2651.304">
            <text:p>2651.304</text:p>
          </table:table-cell>
          <table:table-cell table:style-name="ce10" office:value-type="float" office:value="2649.873">
            <text:p>2649.873</text:p>
          </table:table-cell>
          <table:table-cell table:style-name="ce10" office:value-type="float" office:value="2654.074">
            <text:p>2654.074</text:p>
          </table:table-cell>
          <table:table-cell table:style-name="ce10" office:value-type="float" office:value="2660.254">
            <text:p>2660.254</text:p>
          </table:table-cell>
          <table:table-cell table:style-name="ce10" office:value-type="float" office:value="2654.867">
            <text:p>2654.867</text:p>
          </table:table-cell>
          <table:table-cell table:style-name="ce10" office:value-type="float" office:value="2653.436">
            <text:p>2653.436</text:p>
          </table:table-cell>
          <table:table-cell table:style-name="ce10" office:value-type="float" office:value="2656.451">
            <text:p>2656.451</text:p>
          </table:table-cell>
          <table:table-cell table:style-name="ce25" office:value-type="float" office:value="2650.752">
            <text:p>2650.752</text:p>
          </table:table-cell>
          <table:table-cell table:style-name="ce16" table:formula="of:=AVERAGE([.B31:.K31])" office:value-type="float" office:value="2655.1898">
            <text:p>2655.1898</text:p>
          </table:table-cell>
          <table:table-cell table:style-name="ce20" table:formula="of:=STDEV([.B31:.K31])" office:value-type="float" office:value="6.35910311286109">
            <text:p>6.3591031129</text:p>
          </table:table-cell>
          <table:table-cell table:formula="of:=[.L31]" office:value-type="float" office:value="2655.1898">
            <text:p>2655.1898</text:p>
          </table:table-cell>
          <table:table-cell table:formula="of:=[.M31]" office:value-type="float" office:value="6.35910311286109">
            <text:p>6.3591031129</text:p>
          </table:table-cell>
          <table:table-cell/>
        </table:table-row>
      </table:table>
      <table:table table:name="Overview" table:style-name="ta1">
        <table:table-column table:style-name="co4" table:number-columns-repeated="8" table:default-cell-style-name="Default"/>
        <table:table-column table:style-name="co4" table:default-cell-style-name="ce26"/>
        <table:table-column table:style-name="co4" table:default-cell-style-name="Default"/>
        <table:table-column table:style-name="co4" table:default-cell-style-name="ce26"/>
        <table:table-column table:style-name="co4" table:default-cell-style-name="ce29"/>
        <table:table-row table:style-name="ro2">
          <table:table-cell table:number-columns-repeated="8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style-name="Default" office:value-type="string">
            <text:p>Speed-up</text:p>
          </table:table-cell>
        </table:table-row>
        <table:table-row table:style-name="ro1">
          <table:table-cell/>
          <table:table-cell table:formula="of:=[OCL_GPU.A3]" office:value-type="string" office:string-value="No. Iterations">
            <text:p>No. Iterations</text:p>
          </table:table-cell>
          <table:table-cell office:value-type="string">
            <text:p>OpenCL-GPU</text:p>
          </table:table-cell>
          <table:table-cell office:value-type="string">
            <text:p>OpenCL_CPU</text:p>
          </table:table-cell>
          <table:table-cell office:value-type="string">
            <text:p>OpenMP-CPU</text:p>
          </table:table-cell>
          <table:table-cell office:value-type="string">
            <text:p>reference</text:p>
          </table:table-cell>
          <table:table-cell/>
          <table:table-cell table:formula="of:=[.B3]" office:value-type="string" office:string-value="No. Iterations">
            <text:p>No. Iterations</text:p>
          </table:table-cell>
          <table:table-cell table:style-name="Default" office:value-type="string">
            <text:p>OpenCL-GPU</text:p>
          </table:table-cell>
          <table:table-cell office:value-type="string">
            <text:p>OpenCL_CPU</text:p>
          </table:table-cell>
          <table:table-cell table:style-name="Default" office:value-type="string">
            <text:p>OpenMP-CPU</text:p>
          </table:table-cell>
          <table:table-cell table:style-name="Default"/>
        </table:table-row>
        <table:table-row table:style-name="ro1">
          <table:table-cell/>
          <table:table-cell table:formula="of:=[OCL_GPU.A4]" office:value-type="float" office:value="10000">
            <text:p>10000</text:p>
          </table:table-cell>
          <table:table-cell table:formula="of:=[OCL_GPU.L4]" office:value-type="float" office:value="55.5937">
            <text:p>55.5937</text:p>
          </table:table-cell>
          <table:table-cell table:formula="of:=[OCL_CPU.L4]" office:value-type="float" office:value="15.6761">
            <text:p>15.6761</text:p>
          </table:table-cell>
          <table:table-cell table:formula="of:=[OMP.N4]" office:value-type="float" office:value="5.9715">
            <text:p>5.9715</text:p>
          </table:table-cell>
          <table:table-cell office:value-type="float" office:value="13.2258">
            <text:p>13.2258</text:p>
          </table:table-cell>
          <table:table-cell/>
          <table:table-cell table:formula="of:=[.B4]" office:value-type="float" office:value="10000">
            <text:p>10000</text:p>
          </table:table-cell>
          <table:table-cell table:formula="of:=[.F4]/[.C4]" office:value-type="float" office:value="0.237901057134172">
            <text:p>0.2</text:p>
          </table:table-cell>
          <table:table-cell table:style-name="ce26" table:formula="of:=[.F4]/[.D4]" office:value-type="float" office:value="0.84369198971683">
            <text:p>0.8</text:p>
          </table:table-cell>
          <table:table-cell table:formula="of:=[.F4]/[.E4]" office:value-type="float" office:value="2.2148203968852">
            <text:p>2.2</text:p>
          </table:table-cell>
          <table:table-cell table:style-name="Default"/>
        </table:table-row>
        <table:table-row table:style-name="ro1">
          <table:table-cell/>
          <table:table-cell table:formula="of:=[OCL_GPU.A5]" office:value-type="float" office:value="30000">
            <text:p>30000</text:p>
          </table:table-cell>
          <table:table-cell table:formula="of:=[OCL_GPU.L5]" office:value-type="float" office:value="158.9918">
            <text:p>158.9918</text:p>
          </table:table-cell>
          <table:table-cell table:formula="of:=[OCL_CPU.L5]" office:value-type="float" office:value="31.7469">
            <text:p>31.7469</text:p>
          </table:table-cell>
          <table:table-cell table:formula="of:=[OMP.N5]" office:value-type="float" office:value="10.4317">
            <text:p>10.4317</text:p>
          </table:table-cell>
          <table:table-cell office:value-type="float" office:value="31.6254">
            <text:p>31.6254</text:p>
          </table:table-cell>
          <table:table-cell/>
          <table:table-cell table:formula="of:=[.B5]" office:value-type="float" office:value="30000">
            <text:p>30000</text:p>
          </table:table-cell>
          <table:table-cell table:formula="of:=[.F5]/[.C5]" office:value-type="float" office:value="0.198912145154656">
            <text:p>0.2</text:p>
          </table:table-cell>
          <table:table-cell table:style-name="ce26" table:formula="of:=[.F5]/[.D5]" office:value-type="float" office:value="0.996172854672425">
            <text:p>1.0</text:p>
          </table:table-cell>
          <table:table-cell table:formula="of:=[.F5]/[.E5]" office:value-type="float" office:value="3.03166310380858">
            <text:p>3.0</text:p>
          </table:table-cell>
          <table:table-cell table:style-name="Default"/>
        </table:table-row>
        <table:table-row table:style-name="ro1">
          <table:table-cell/>
          <table:table-cell table:formula="of:=[OCL_GPU.A6]" office:value-type="float" office:value="50000">
            <text:p>50000</text:p>
          </table:table-cell>
          <table:table-cell table:formula="of:=[OCL_GPU.L6]" office:value-type="float" office:value="262.3167">
            <text:p>262.3167</text:p>
          </table:table-cell>
          <table:table-cell table:formula="of:=[OCL_CPU.L6]" office:value-type="float" office:value="48.2804">
            <text:p>48.2804</text:p>
          </table:table-cell>
          <table:table-cell table:formula="of:=[OMP.N6]" office:value-type="float" office:value="14.7203">
            <text:p>14.7203</text:p>
          </table:table-cell>
          <table:table-cell office:value-type="float" office:value="50.4647">
            <text:p>50.4647</text:p>
          </table:table-cell>
          <table:table-cell/>
          <table:table-cell table:formula="of:=[.B6]" office:value-type="float" office:value="50000">
            <text:p>50000</text:p>
          </table:table-cell>
          <table:table-cell table:formula="of:=[.F6]/[.C6]" office:value-type="float" office:value="0.192380812963872">
            <text:p>0.2</text:p>
          </table:table-cell>
          <table:table-cell table:style-name="ce26" table:formula="of:=[.F6]/[.D6]" office:value-type="float" office:value="1.04524196154133">
            <text:p>1.0</text:p>
          </table:table-cell>
          <table:table-cell table:formula="of:=[.F6]/[.E6]" office:value-type="float" office:value="3.42823855492076">
            <text:p>3.4</text:p>
          </table:table-cell>
          <table:table-cell table:style-name="Default"/>
        </table:table-row>
        <table:table-row table:style-name="ro1">
          <table:table-cell/>
          <table:table-cell table:formula="of:=[OCL_GPU.A7]" office:value-type="float" office:value="70000">
            <text:p>70000</text:p>
          </table:table-cell>
          <table:table-cell table:formula="of:=[OCL_GPU.L7]" office:value-type="float" office:value="366.0808">
            <text:p>366.0808</text:p>
          </table:table-cell>
          <table:table-cell table:formula="of:=[OCL_CPU.L7]" office:value-type="float" office:value="64.2251">
            <text:p>64.2251</text:p>
          </table:table-cell>
          <table:table-cell table:formula="of:=[OMP.N7]" office:value-type="float" office:value="19.2667">
            <text:p>19.2667</text:p>
          </table:table-cell>
          <table:table-cell office:value-type="float" office:value="68.4538">
            <text:p>68.4538</text:p>
          </table:table-cell>
          <table:table-cell/>
          <table:table-cell table:formula="of:=[.B7]" office:value-type="float" office:value="70000">
            <text:p>70000</text:p>
          </table:table-cell>
          <table:table-cell table:formula="of:=[.F7]/[.C7]" office:value-type="float" office:value="0.186990959372903">
            <text:p>0.2</text:p>
          </table:table-cell>
          <table:table-cell table:style-name="ce26" table:formula="of:=[.F7]/[.D7]" office:value-type="float" office:value="1.06584185933537">
            <text:p>1.1</text:p>
          </table:table-cell>
          <table:table-cell table:formula="of:=[.F7]/[.E7]" office:value-type="float" office:value="3.55295925093555">
            <text:p>3.6</text:p>
          </table:table-cell>
          <table:table-cell table:style-name="Default"/>
        </table:table-row>
        <table:table-row table:style-name="ro1">
          <table:table-cell/>
          <table:table-cell table:formula="of:=[OCL_GPU.A8]" office:value-type="float" office:value="100000">
            <text:p>100000</text:p>
          </table:table-cell>
          <table:table-cell table:formula="of:=[OCL_GPU.L8]" office:value-type="float" office:value="520.6817">
            <text:p>520.6817</text:p>
          </table:table-cell>
          <table:table-cell table:formula="of:=[OCL_CPU.L8]" office:value-type="float" office:value="88.5288">
            <text:p>88.5288</text:p>
          </table:table-cell>
          <table:table-cell table:formula="of:=[OMP.N8]" office:value-type="float" office:value="25.715">
            <text:p>25.715</text:p>
          </table:table-cell>
          <table:table-cell office:value-type="float" office:value="96.4774">
            <text:p>96.4774</text:p>
          </table:table-cell>
          <table:table-cell/>
          <table:table-cell table:formula="of:=[.B8]" office:value-type="float" office:value="100000">
            <text:p>100000</text:p>
          </table:table-cell>
          <table:table-cell table:formula="of:=[.F8]/[.C8]" office:value-type="float" office:value="0.185290552750366">
            <text:p>0.2</text:p>
          </table:table-cell>
          <table:table-cell table:style-name="ce26" table:formula="of:=[.F8]/[.D8]" office:value-type="float" office:value="1.08978547094279">
            <text:p>1.1</text:p>
          </table:table-cell>
          <table:table-cell table:formula="of:=[.F8]/[.E8]" office:value-type="float" office:value="3.75179467237021">
            <text:p>3.8</text:p>
          </table:table-cell>
          <table:table-cell table:style-name="Default"/>
        </table:table-row>
        <table:table-row table:style-name="ro1">
          <table:table-cell/>
          <table:table-cell table:formula="of:=[OCL_GPU.A9]" office:value-type="float" office:value="150000">
            <text:p>150000</text:p>
          </table:table-cell>
          <table:table-cell table:formula="of:=[OCL_GPU.L9]" office:value-type="float" office:value="776.9708">
            <text:p>776.9708</text:p>
          </table:table-cell>
          <table:table-cell table:formula="of:=[OCL_CPU.L9]" office:value-type="float" office:value="129.1959">
            <text:p>129.1959</text:p>
          </table:table-cell>
          <table:table-cell table:formula="of:=[OMP.N9]" office:value-type="float" office:value="36.5453">
            <text:p>36.5453</text:p>
          </table:table-cell>
          <table:table-cell office:value-type="float" office:value="142.0151">
            <text:p>142.0151</text:p>
          </table:table-cell>
          <table:table-cell/>
          <table:table-cell table:formula="of:=[.B9]" office:value-type="float" office:value="150000">
            <text:p>150000</text:p>
          </table:table-cell>
          <table:table-cell table:formula="of:=[.F9]/[.C9]" office:value-type="float" office:value="0.182780485444241">
            <text:p>0.2</text:p>
          </table:table-cell>
          <table:table-cell table:style-name="ce26" table:formula="of:=[.F9]/[.D9]" office:value-type="float" office:value="1.0992229629578">
            <text:p>1.1</text:p>
          </table:table-cell>
          <table:table-cell table:formula="of:=[.F9]/[.E9]" office:value-type="float" office:value="3.88600175672385">
            <text:p>3.9</text:p>
          </table:table-cell>
          <table:table-cell table:style-name="Default"/>
        </table:table-row>
        <table:table-row table:style-name="ro1">
          <table:table-cell table:number-columns-repeated="8"/>
          <table:table-cell table:formula="of:=MAX([.I4:.I9])" office:value-type="float" office:value="0.237901057134172">
            <text:p>0.2</text:p>
          </table:table-cell>
          <table:table-cell table:style-name="ce26" table:formula="of:=MAX([.J4:.J9])" office:value-type="float" office:value="1.0992229629578">
            <text:p>1.1</text:p>
          </table:table-cell>
          <table:table-cell table:style-name="ce28" table:formula="of:=MAX([.K4:.K9])" office:value-type="float" office:value="3.88600175672385">
            <text:p>3.9</text:p>
          </table:table-cell>
          <table:table-cell table:formula="of:=MAX([.I10:.K10])" office:value-type="float" office:value="3.88600175672385">
            <text:p>4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formula="of:=[OCL_GPU.A14]" office:value-type="string" office:string-value="No. Iterations">
            <text:p>No. Iterations</text:p>
          </table:table-cell>
          <table:table-cell office:value-type="string">
            <text:p>OpenCL-GPU</text:p>
          </table:table-cell>
          <table:table-cell office:value-type="string">
            <text:p>OpenCL_CPU</text:p>
          </table:table-cell>
          <table:table-cell office:value-type="string">
            <text:p>OpenMP-CPU</text:p>
          </table:table-cell>
          <table:table-cell office:value-type="string">
            <text:p>reference</text:p>
          </table:table-cell>
          <table:table-cell/>
          <table:table-cell table:formula="of:=[.B14]" office:value-type="string" office:string-value="No. Iterations">
            <text:p>No. Iterations</text:p>
          </table:table-cell>
          <table:table-cell table:style-name="Default" office:value-type="string">
            <text:p>OpenCL-GPU</text:p>
          </table:table-cell>
          <table:table-cell office:value-type="string">
            <text:p>OpenCL_CPU</text:p>
          </table:table-cell>
          <table:table-cell table:style-name="Default" office:value-type="string">
            <text:p>OpenMP-CPU</text:p>
          </table:table-cell>
          <table:table-cell/>
        </table:table-row>
        <table:table-row table:style-name="ro1">
          <table:table-cell/>
          <table:table-cell table:formula="of:=[OCL_GPU.A15]" office:value-type="float" office:value="10000">
            <text:p>10000</text:p>
          </table:table-cell>
          <table:table-cell table:formula="of:=[OCL_GPU.L15]" office:value-type="float" office:value="62.2311">
            <text:p>62.2311</text:p>
          </table:table-cell>
          <table:table-cell table:formula="of:=[OCL_CPU.L15]" office:value-type="float" office:value="20.1067">
            <text:p>20.1067</text:p>
          </table:table-cell>
          <table:table-cell table:formula="of:=[OMP.N15]" office:value-type="float" office:value="23.7516">
            <text:p>23.7516</text:p>
          </table:table-cell>
          <table:table-cell office:value-type="float" office:value="102.5594">
            <text:p>102.5594</text:p>
          </table:table-cell>
          <table:table-cell/>
          <table:table-cell table:formula="of:=[.B15]" office:value-type="float" office:value="10000">
            <text:p>10000</text:p>
          </table:table-cell>
          <table:table-cell table:formula="of:=[.F15]/[.C15]" office:value-type="float" office:value="1.64804093130284">
            <text:p>1.6</text:p>
          </table:table-cell>
          <table:table-cell table:style-name="ce26" table:formula="of:=[.F15]/[.D15]" office:value-type="float" office:value="5.10075745895647">
            <text:p>5.1</text:p>
          </table:table-cell>
          <table:table-cell table:formula="of:=[.F15]/[.E15]" office:value-type="float" office:value="4.31799962949865">
            <text:p>4.3</text:p>
          </table:table-cell>
          <table:table-cell/>
        </table:table-row>
        <table:table-row table:style-name="ro1">
          <table:table-cell/>
          <table:table-cell table:formula="of:=[OCL_GPU.A16]" office:value-type="float" office:value="30000">
            <text:p>30000</text:p>
          </table:table-cell>
          <table:table-cell table:formula="of:=[OCL_GPU.L16]" office:value-type="float" office:value="176.1914">
            <text:p>176.1914</text:p>
          </table:table-cell>
          <table:table-cell table:formula="of:=[OCL_CPU.L16]" office:value-type="float" office:value="44.2883">
            <text:p>44.2883</text:p>
          </table:table-cell>
          <table:table-cell table:formula="of:=[OMP.N16]" office:value-type="float" office:value="60.4549">
            <text:p>60.4549</text:p>
          </table:table-cell>
          <table:table-cell office:value-type="float" office:value="291.8711">
            <text:p>291.8711</text:p>
          </table:table-cell>
          <table:table-cell/>
          <table:table-cell table:formula="of:=[.B16]" office:value-type="float" office:value="30000">
            <text:p>30000</text:p>
          </table:table-cell>
          <table:table-cell table:formula="of:=[.F16]/[.C16]" office:value-type="float" office:value="1.65655701697132">
            <text:p>1.7</text:p>
          </table:table-cell>
          <table:table-cell table:style-name="ce26" table:formula="of:=[.F16]/[.D16]" office:value-type="float" office:value="6.59025295619836">
            <text:p>6.6</text:p>
          </table:table-cell>
          <table:table-cell table:formula="of:=[.F16]/[.E16]" office:value-type="float" office:value="4.82791469343263">
            <text:p>4.8</text:p>
          </table:table-cell>
          <table:table-cell/>
        </table:table-row>
        <table:table-row table:style-name="ro1">
          <table:table-cell/>
          <table:table-cell table:formula="of:=[OCL_GPU.A17]" office:value-type="float" office:value="50000">
            <text:p>50000</text:p>
          </table:table-cell>
          <table:table-cell table:formula="of:=[OCL_GPU.L17]" office:value-type="float" office:value="292.5418">
            <text:p>292.5418</text:p>
          </table:table-cell>
          <table:table-cell table:formula="of:=[OCL_CPU.L17]" office:value-type="float" office:value="68.0649">
            <text:p>68.0649</text:p>
          </table:table-cell>
          <table:table-cell table:formula="of:=[OMP.N17]" office:value-type="float" office:value="96.9067">
            <text:p>96.9067</text:p>
          </table:table-cell>
          <table:table-cell office:value-type="float" office:value="479.6452">
            <text:p>479.6452</text:p>
          </table:table-cell>
          <table:table-cell/>
          <table:table-cell table:formula="of:=[.B17]" office:value-type="float" office:value="50000">
            <text:p>50000</text:p>
          </table:table-cell>
          <table:table-cell table:formula="of:=[.F17]/[.C17]" office:value-type="float" office:value="1.63957834401785">
            <text:p>1.6</text:p>
          </table:table-cell>
          <table:table-cell table:style-name="ce26" table:formula="of:=[.F17]/[.D17]" office:value-type="float" office:value="7.04688025693125">
            <text:p>7.0</text:p>
          </table:table-cell>
          <table:table-cell table:formula="of:=[.F17]/[.E17]" office:value-type="float" office:value="4.94955663540292">
            <text:p>4.9</text:p>
          </table:table-cell>
          <table:table-cell/>
        </table:table-row>
        <table:table-row table:style-name="ro1">
          <table:table-cell/>
          <table:table-cell table:formula="of:=[OCL_GPU.A18]" office:value-type="float" office:value="70000">
            <text:p>70000</text:p>
          </table:table-cell>
          <table:table-cell table:formula="of:=[OCL_GPU.L18]" office:value-type="float" office:value="406.4746">
            <text:p>406.4746</text:p>
          </table:table-cell>
          <table:table-cell table:formula="of:=[OCL_CPU.L18]" office:value-type="float" office:value="92.1749">
            <text:p>92.1749</text:p>
          </table:table-cell>
          <table:table-cell table:formula="of:=[OMP.N18]" office:value-type="float" office:value="133.8775">
            <text:p>133.8775</text:p>
          </table:table-cell>
          <table:table-cell office:value-type="float" office:value="668.9442">
            <text:p>668.9442</text:p>
          </table:table-cell>
          <table:table-cell/>
          <table:table-cell table:formula="of:=[.B18]" office:value-type="float" office:value="70000">
            <text:p>70000</text:p>
          </table:table-cell>
          <table:table-cell table:formula="of:=[.F18]/[.C18]" office:value-type="float" office:value="1.64572202051493">
            <text:p>1.6</text:p>
          </table:table-cell>
          <table:table-cell table:style-name="ce26" table:formula="of:=[.F18]/[.D18]" office:value-type="float" office:value="7.25733578230082">
            <text:p>7.3</text:p>
          </table:table-cell>
          <table:table-cell table:formula="of:=[.F18]/[.E18]" office:value-type="float" office:value="4.996688763982">
            <text:p>5.0</text:p>
          </table:table-cell>
          <table:table-cell/>
        </table:table-row>
        <table:table-row table:style-name="ro1">
          <table:table-cell/>
          <table:table-cell table:formula="of:=[OCL_GPU.A19]" office:value-type="float" office:value="100000">
            <text:p>100000</text:p>
          </table:table-cell>
          <table:table-cell table:formula="of:=[OCL_GPU.L19]" office:value-type="float" office:value="579.1667">
            <text:p>579.1667</text:p>
          </table:table-cell>
          <table:table-cell table:formula="of:=[OCL_CPU.L19]" office:value-type="float" office:value="128.8565">
            <text:p>128.8565</text:p>
          </table:table-cell>
          <table:table-cell table:formula="of:=[OMP.N19]" office:value-type="float" office:value="188.0221">
            <text:p>188.0221</text:p>
          </table:table-cell>
          <table:table-cell office:value-type="float" office:value="948.8934">
            <text:p>948.8934</text:p>
          </table:table-cell>
          <table:table-cell/>
          <table:table-cell table:formula="of:=[.B19]" office:value-type="float" office:value="100000">
            <text:p>100000</text:p>
          </table:table-cell>
          <table:table-cell table:formula="of:=[.F19]/[.C19]" office:value-type="float" office:value="1.6383769992301">
            <text:p>1.6</text:p>
          </table:table-cell>
          <table:table-cell table:style-name="ce26" table:formula="of:=[.F19]/[.D19]" office:value-type="float" office:value="7.36395447649129">
            <text:p>7.4</text:p>
          </table:table-cell>
          <table:table-cell table:formula="of:=[.F19]/[.E19]" office:value-type="float" office:value="5.04671206203951">
            <text:p>5.0</text:p>
          </table:table-cell>
          <table:table-cell/>
        </table:table-row>
        <table:table-row table:style-name="ro1">
          <table:table-cell/>
          <table:table-cell table:formula="of:=[OCL_GPU.A20]" office:value-type="float" office:value="150000">
            <text:p>150000</text:p>
          </table:table-cell>
          <table:table-cell table:formula="of:=[OCL_GPU.L20]" office:value-type="float" office:value="866.8045">
            <text:p>866.8045</text:p>
          </table:table-cell>
          <table:table-cell table:formula="of:=[OCL_CPU.L20]" office:value-type="float" office:value="189.0535">
            <text:p>189.0535</text:p>
          </table:table-cell>
          <table:table-cell table:formula="of:=[OMP.N20]" office:value-type="float" office:value="280.1938">
            <text:p>280.1938</text:p>
          </table:table-cell>
          <table:table-cell office:value-type="float" office:value="1421.0924">
            <text:p>1421.0924</text:p>
          </table:table-cell>
          <table:table-cell/>
          <table:table-cell table:formula="of:=[.B20]" office:value-type="float" office:value="150000">
            <text:p>150000</text:p>
          </table:table-cell>
          <table:table-cell table:formula="of:=[.F20]/[.C20]" office:value-type="float" office:value="1.63946126260304">
            <text:p>1.6</text:p>
          </table:table-cell>
          <table:table-cell table:style-name="ce26" table:formula="of:=[.F20]/[.D20]" office:value-type="float" office:value="7.51687961344276">
            <text:p>7.5</text:p>
          </table:table-cell>
          <table:table-cell table:formula="of:=[.F20]/[.E20]" office:value-type="float" office:value="5.07181957630754">
            <text:p>5.1</text:p>
          </table:table-cell>
          <table:table-cell/>
        </table:table-row>
        <table:table-row table:style-name="ro1">
          <table:table-cell table:number-columns-repeated="8"/>
          <table:table-cell table:formula="of:=MAX([.I15:.I20])" office:value-type="float" office:value="1.65655701697132">
            <text:p>1.7</text:p>
          </table:table-cell>
          <table:table-cell table:style-name="ce27" table:formula="of:=MAX([.J15:.J20])" office:value-type="float" office:value="7.51687961344276">
            <text:p>7.5</text:p>
          </table:table-cell>
          <table:table-cell table:formula="of:=MAX([.K15:.K20])" office:value-type="float" office:value="5.07181957630754">
            <text:p>5.1</text:p>
          </table:table-cell>
          <table:table-cell table:formula="of:=MAX([.I21:.K21])" office:value-type="float" office:value="7.51687961344276">
            <text:p>8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formula="of:=[OCL_GPU.A25]" office:value-type="string" office:string-value="No. Iterations">
            <text:p>No. Iterations</text:p>
          </table:table-cell>
          <table:table-cell office:value-type="string">
            <text:p>OpenCL-GPU</text:p>
          </table:table-cell>
          <table:table-cell office:value-type="string">
            <text:p>OpenCL_CPU</text:p>
          </table:table-cell>
          <table:table-cell office:value-type="string">
            <text:p>OpenMP-CPU</text:p>
          </table:table-cell>
          <table:table-cell office:value-type="string">
            <text:p>reference</text:p>
          </table:table-cell>
          <table:table-cell/>
          <table:table-cell table:formula="of:=[.B25]" office:value-type="string" office:string-value="No. Iterations">
            <text:p>No. Iterations</text:p>
          </table:table-cell>
          <table:table-cell table:style-name="Default" office:value-type="string">
            <text:p>OpenCL-GPU</text:p>
          </table:table-cell>
          <table:table-cell office:value-type="string">
            <text:p>OpenCL_CPU</text:p>
          </table:table-cell>
          <table:table-cell table:style-name="Default" office:value-type="string">
            <text:p>OpenMP-CPU</text:p>
          </table:table-cell>
          <table:table-cell/>
        </table:table-row>
        <table:table-row table:style-name="ro1">
          <table:table-cell/>
          <table:table-cell table:formula="of:=[OCL_GPU.A26]" office:value-type="float" office:value="10000">
            <text:p>10000</text:p>
          </table:table-cell>
          <table:table-cell table:formula="of:=[OCL_GPU.L26]" office:value-type="float" office:value="148.3132">
            <text:p>148.3132</text:p>
          </table:table-cell>
          <table:table-cell table:formula="of:=[OCL_CPU.L26]" office:value-type="float" office:value="54.9248">
            <text:p>54.9248</text:p>
          </table:table-cell>
          <table:table-cell table:formula="of:=[OMP.N26]" office:value-type="float" office:value="183.1021">
            <text:p>183.1021</text:p>
          </table:table-cell>
          <table:table-cell office:value-type="float" office:value="952.4978">
            <text:p>952.4978</text:p>
          </table:table-cell>
          <table:table-cell/>
          <table:table-cell table:formula="of:=[.B26]" office:value-type="float" office:value="10000">
            <text:p>10000</text:p>
          </table:table-cell>
          <table:table-cell table:formula="of:=[.F26]/[.C26]" office:value-type="float" office:value="6.42220517121875">
            <text:p>6.4</text:p>
          </table:table-cell>
          <table:table-cell table:style-name="ce26" table:formula="of:=[.F26]/[.D26]" office:value-type="float" office:value="17.3418528606385">
            <text:p>17.3</text:p>
          </table:table-cell>
          <table:table-cell table:formula="of:=[.F26]/[.E26]" office:value-type="float" office:value="5.20200369083697">
            <text:p>5.2</text:p>
          </table:table-cell>
          <table:table-cell/>
        </table:table-row>
        <table:table-row table:style-name="ro1">
          <table:table-cell/>
          <table:table-cell table:formula="of:=[OCL_GPU.A27]" office:value-type="float" office:value="30000">
            <text:p>30000</text:p>
          </table:table-cell>
          <table:table-cell table:formula="of:=[OCL_GPU.L27]" office:value-type="float" office:value="438.2075">
            <text:p>438.2075</text:p>
          </table:table-cell>
          <table:table-cell table:formula="of:=[OCL_CPU.L27]" office:value-type="float" office:value="143.2741">
            <text:p>143.2741</text:p>
          </table:table-cell>
          <table:table-cell table:formula="of:=[OMP.N27]" office:value-type="float" office:value="536.8177">
            <text:p>536.8177</text:p>
          </table:table-cell>
          <table:table-cell office:value-type="float" office:value="2822.5844">
            <text:p>2822.5844</text:p>
          </table:table-cell>
          <table:table-cell/>
          <table:table-cell table:formula="of:=[.B27]" office:value-type="float" office:value="30000">
            <text:p>30000</text:p>
          </table:table-cell>
          <table:table-cell table:formula="of:=[.F27]/[.C27]" office:value-type="float" office:value="6.44120513683586">
            <text:p>6.4</text:p>
          </table:table-cell>
          <table:table-cell table:style-name="ce26" table:formula="of:=[.F27]/[.D27]" office:value-type="float" office:value="19.7005906859649">
            <text:p>19.7</text:p>
          </table:table-cell>
          <table:table-cell table:formula="of:=[.F27]/[.E27]" office:value-type="float" office:value="5.25799428744619">
            <text:p>5.3</text:p>
          </table:table-cell>
          <table:table-cell/>
        </table:table-row>
        <table:table-row table:style-name="ro1">
          <table:table-cell/>
          <table:table-cell table:formula="of:=[OCL_GPU.A28]" office:value-type="float" office:value="50000">
            <text:p>50000</text:p>
          </table:table-cell>
          <table:table-cell table:formula="of:=[OCL_GPU.L28]" office:value-type="float" office:value="732.3444">
            <text:p>732.3444</text:p>
          </table:table-cell>
          <table:table-cell table:formula="of:=[OCL_CPU.L28]" office:value-type="float" office:value="230.2823">
            <text:p>230.2823</text:p>
          </table:table-cell>
          <table:table-cell table:formula="of:=[OMP.N28]" office:value-type="float" office:value="889.3548">
            <text:p>889.3548</text:p>
          </table:table-cell>
          <table:table-cell office:value-type="float" office:value="4682.1356">
            <text:p>4682.1356</text:p>
          </table:table-cell>
          <table:table-cell/>
          <table:table-cell table:formula="of:=[.B28]" office:value-type="float" office:value="50000">
            <text:p>50000</text:p>
          </table:table-cell>
          <table:table-cell table:formula="of:=[.F28]/[.C28]" office:value-type="float" office:value="6.39335208953602">
            <text:p>6.4</text:p>
          </table:table-cell>
          <table:table-cell table:style-name="ce26" table:formula="of:=[.F28]/[.D28]" office:value-type="float" office:value="20.3321557931287">
            <text:p>20.3</text:p>
          </table:table-cell>
          <table:table-cell table:formula="of:=[.F28]/[.E28]" office:value-type="float" office:value="5.26464308732578">
            <text:p>5.3</text:p>
          </table:table-cell>
          <table:table-cell/>
        </table:table-row>
        <table:table-row table:style-name="ro1">
          <table:table-cell/>
          <table:table-cell table:formula="of:=[OCL_GPU.A29]" office:value-type="float" office:value="70000">
            <text:p>70000</text:p>
          </table:table-cell>
          <table:table-cell table:formula="of:=[OCL_GPU.L29]" office:value-type="float" office:value="1018.807">
            <text:p>1018.807</text:p>
          </table:table-cell>
          <table:table-cell table:formula="of:=[OCL_CPU.L29]" office:value-type="float" office:value="318.081">
            <text:p>318.081</text:p>
          </table:table-cell>
          <table:table-cell table:formula="of:=[OMP.N29]" office:value-type="float" office:value="1243.1235">
            <text:p>1243.1235</text:p>
          </table:table-cell>
          <table:table-cell office:value-type="float" office:value="6557.6738">
            <text:p>6557.6738</text:p>
          </table:table-cell>
          <table:table-cell/>
          <table:table-cell table:formula="of:=[.B29]" office:value-type="float" office:value="70000">
            <text:p>70000</text:p>
          </table:table-cell>
          <table:table-cell table:formula="of:=[.F29]/[.C29]" office:value-type="float" office:value="6.43662028234985">
            <text:p>6.4</text:p>
          </table:table-cell>
          <table:table-cell table:style-name="ce26" table:formula="of:=[.F29]/[.D29]" office:value-type="float" office:value="20.6163643851723">
            <text:p>20.6</text:p>
          </table:table-cell>
          <table:table-cell table:formula="of:=[.F29]/[.E29]" office:value-type="float" office:value="5.27515874327852">
            <text:p>5.3</text:p>
          </table:table-cell>
          <table:table-cell/>
        </table:table-row>
        <table:table-row table:style-name="ro1">
          <table:table-cell/>
          <table:table-cell table:formula="of:=[OCL_GPU.A30]" office:value-type="float" office:value="100000">
            <text:p>100000</text:p>
          </table:table-cell>
          <table:table-cell table:formula="of:=[OCL_GPU.L30]" office:value-type="float" office:value="1453.3634">
            <text:p>1453.3634</text:p>
          </table:table-cell>
          <table:table-cell table:formula="of:=[OCL_CPU.L30]" office:value-type="float" office:value="450.7284">
            <text:p>450.7284</text:p>
          </table:table-cell>
          <table:table-cell table:formula="of:=[OMP.N30]" office:value-type="float" office:value="1771.6866">
            <text:p>1771.6866</text:p>
          </table:table-cell>
          <table:table-cell office:value-type="float" office:value="9355.0101">
            <text:p>9355.0101</text:p>
          </table:table-cell>
          <table:table-cell/>
          <table:table-cell table:formula="of:=[.B30]" office:value-type="float" office:value="100000">
            <text:p>100000</text:p>
          </table:table-cell>
          <table:table-cell table:formula="of:=[.F30]/[.C30]" office:value-type="float" office:value="6.43680039004698">
            <text:p>6.4</text:p>
          </table:table-cell>
          <table:table-cell table:style-name="ce26" table:formula="of:=[.F30]/[.D30]" office:value-type="float" office:value="20.7553153961454">
            <text:p>20.8</text:p>
          </table:table-cell>
          <table:table-cell table:formula="of:=[.F30]/[.E30]" office:value-type="float" office:value="5.28028495558978">
            <text:p>5.3</text:p>
          </table:table-cell>
          <table:table-cell/>
        </table:table-row>
        <table:table-row table:style-name="ro1">
          <table:table-cell/>
          <table:table-cell table:formula="of:=[OCL_GPU.A31]" office:value-type="float" office:value="150000">
            <text:p>150000</text:p>
          </table:table-cell>
          <table:table-cell table:formula="of:=[OCL_GPU.L31]" office:value-type="float" office:value="2178.0356">
            <text:p>2178.0356</text:p>
          </table:table-cell>
          <table:table-cell table:formula="of:=[OCL_CPU.L31]" office:value-type="float" office:value="671.4273">
            <text:p>671.4273</text:p>
          </table:table-cell>
          <table:table-cell table:formula="of:=[OMP.N31]" office:value-type="float" office:value="2655.1898">
            <text:p>2655.1898</text:p>
          </table:table-cell>
          <table:table-cell office:value-type="float" office:value="14525.8834">
            <text:p>14525.8834</text:p>
          </table:table-cell>
          <table:table-cell/>
          <table:table-cell table:formula="of:=[.B31]" office:value-type="float" office:value="150000">
            <text:p>150000</text:p>
          </table:table-cell>
          <table:table-cell table:formula="of:=[.F31]/[.C31]" office:value-type="float" office:value="6.66925894140573">
            <text:p>6.7</text:p>
          </table:table-cell>
          <table:table-cell table:style-name="ce26" table:formula="of:=[.F31]/[.D31]" office:value-type="float" office:value="21.6343353926777">
            <text:p>21.6</text:p>
          </table:table-cell>
          <table:table-cell table:formula="of:=[.F31]/[.E31]" office:value-type="float" office:value="5.47075143178089">
            <text:p>5.5</text:p>
          </table:table-cell>
          <table:table-cell/>
        </table:table-row>
        <table:table-row table:style-name="ro1">
          <table:table-cell table:number-columns-repeated="8"/>
          <table:table-cell table:formula="of:=MAX([.I26:.I31])" office:value-type="float" office:value="6.66925894140573">
            <text:p>6.7</text:p>
          </table:table-cell>
          <table:table-cell table:style-name="ce27" table:formula="of:=MAX([.J26:.J31])" office:value-type="float" office:value="21.6343353926777">
            <text:p>21.6</text:p>
          </table:table-cell>
          <table:table-cell table:formula="of:=MAX([.K26:.K31])" office:value-type="float" office:value="5.47075143178089">
            <text:p>5.5</text:p>
          </table:table-cell>
          <table:table-cell table:formula="of:=MAX([.I32:.K32])" office:value-type="float" office:value="21.6343353926777">
            <text:p>22</text:p>
          </table:table-cell>
        </table:table-row>
        <table:table-row table:style-name="ro1" table:number-rows-repeated="7">
          <table:table-cell table:number-columns-repeated="8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 table:number-columns-repeated="2"/>
        </table:table-row>
      </table:table>
      <table:table table:name="OMP8thr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number-columns-repeated="9" table:default-cell-style-name="Default"/>
        <table:table-column table:style-name="co1" table:default-cell-style-name="ce15"/>
        <table:table-column table:style-name="co1" table:default-cell-style-name="ce19"/>
        <table:table-row table:style-name="ro1">
          <table:table-cell table:style-name="Default" table:number-columns-repeated="2"/>
          <table:table-cell table:number-columns-repeated="9"/>
          <table:table-cell table:style-name="Default" table:number-columns-repeated="2"/>
        </table:table-row>
        <table:table-row table:style-name="ro1">
          <table:table-cell table:style-name="ce1" office:value-type="string" table:number-columns-spanned="3" table:number-rows-spanned="1">
            <text:p>Timing Test – OMP Times</text:p>
          </table:table-cell>
          <table:covered-table-cell table:style-name="Default"/>
          <table:covered-table-cell/>
          <table:table-cell table:style-name="ce11" office:value-type="string">
            <text:p>1000 Events</text:p>
          </table:table-cell>
          <table:table-cell/>
          <table:table-cell table:style-name="ce12" office:value-type="string" table:number-columns-spanned="2" table:number-rows-spanned="1">
            <text:p>No. Threads: 8</text:p>
          </table:table-cell>
          <table:covered-table-cell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" office:value-type="string">
            <text:p>No. Iterations</text:p>
          </table:table-cell>
          <table:table-cell table:style-name="ce5" office:value-type="string">
            <text:p>Time 1</text:p>
          </table:table-cell>
          <table:table-cell table:style-name="ce5" office:value-type="string">
            <text:p>Time 2</text:p>
          </table:table-cell>
          <table:table-cell table:style-name="ce5" office:value-type="string">
            <text:p>Time 3</text:p>
          </table:table-cell>
          <table:table-cell table:style-name="ce5" office:value-type="string">
            <text:p>Time 4</text:p>
          </table:table-cell>
          <table:table-cell table:style-name="ce5" office:value-type="string">
            <text:p>Time 5</text:p>
          </table:table-cell>
          <table:table-cell table:style-name="ce5" office:value-type="string">
            <text:p>Time 6</text:p>
          </table:table-cell>
          <table:table-cell table:style-name="ce5" office:value-type="string">
            <text:p>Time 7</text:p>
          </table:table-cell>
          <table:table-cell table:style-name="ce5" office:value-type="string">
            <text:p>Time 8</text:p>
          </table:table-cell>
          <table:table-cell table:style-name="ce5" office:value-type="string">
            <text:p>Time 9</text:p>
          </table:table-cell>
          <table:table-cell table:style-name="ce5" office:value-type="string">
            <text:p>Time 10</text:p>
          </table:table-cell>
          <table:table-cell table:style-name="ce13" office:value-type="string">
            <text:p>Average</text:p>
          </table:table-cell>
          <table:table-cell table:style-name="ce17" office:value-type="string">
            <text:p>Error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style-name="ce6" office:value-type="float" office:value="6.046">
            <text:p>6.046</text:p>
          </table:table-cell>
          <table:table-cell table:style-name="ce9" office:value-type="float" office:value="5.905">
            <text:p>5.905</text:p>
          </table:table-cell>
          <table:table-cell table:style-name="ce9" office:value-type="float" office:value="5.965">
            <text:p>5.965</text:p>
          </table:table-cell>
          <table:table-cell table:style-name="ce9" office:value-type="float" office:value="5.934">
            <text:p>5.934</text:p>
          </table:table-cell>
          <table:table-cell table:style-name="ce9" office:value-type="float" office:value="5.879">
            <text:p>5.879</text:p>
          </table:table-cell>
          <table:table-cell table:style-name="ce9" office:value-type="float" office:value="6.222">
            <text:p>6.222</text:p>
          </table:table-cell>
          <table:table-cell table:style-name="ce9" office:value-type="float" office:value="5.891">
            <text:p>5.891</text:p>
          </table:table-cell>
          <table:table-cell table:style-name="ce9" office:value-type="float" office:value="5.885">
            <text:p>5.885</text:p>
          </table:table-cell>
          <table:table-cell table:style-name="ce9" office:value-type="float" office:value="5.931">
            <text:p>5.931</text:p>
          </table:table-cell>
          <table:table-cell table:style-name="ce9" office:value-type="float" office:value="6.057">
            <text:p>6.057</text:p>
          </table:table-cell>
          <table:table-cell table:style-name="ce14" table:formula="of:=AVERAGE([.B4:.K4])" office:value-type="float" office:value="5.9715">
            <text:p>5.9715</text:p>
          </table:table-cell>
          <table:table-cell table:style-name="ce18" table:formula="of:=STDEV([.B4:.K4])" office:value-type="float" office:value="0.108341281759694">
            <text:p>0.1083412818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0.319">
            <text:p>10.319</text:p>
          </table:table-cell>
          <table:table-cell office:value-type="float" office:value="10.53">
            <text:p>10.53</text:p>
          </table:table-cell>
          <table:table-cell office:value-type="float" office:value="10.917">
            <text:p>10.917</text:p>
          </table:table-cell>
          <table:table-cell office:value-type="float" office:value="10.318">
            <text:p>10.318</text:p>
          </table:table-cell>
          <table:table-cell office:value-type="float" office:value="10.509">
            <text:p>10.509</text:p>
          </table:table-cell>
          <table:table-cell office:value-type="float" office:value="10.311">
            <text:p>10.311</text:p>
          </table:table-cell>
          <table:table-cell office:value-type="float" office:value="10.387">
            <text:p>10.387</text:p>
          </table:table-cell>
          <table:table-cell office:value-type="float" office:value="10.32">
            <text:p>10.32</text:p>
          </table:table-cell>
          <table:table-cell office:value-type="float" office:value="10.299">
            <text:p>10.299</text:p>
          </table:table-cell>
          <table:table-cell office:value-type="float" office:value="10.407">
            <text:p>10.407</text:p>
          </table:table-cell>
          <table:table-cell table:formula="of:=AVERAGE([.B5:.K5])" office:value-type="float" office:value="10.4317">
            <text:p>10.4317</text:p>
          </table:table-cell>
          <table:table-cell table:formula="of:=STDEV([.B5:.K5])" office:value-type="float" office:value="0.189750157370744">
            <text:p>0.1897501574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4.717">
            <text:p>14.717</text:p>
          </table:table-cell>
          <table:table-cell office:value-type="float" office:value="14.693">
            <text:p>14.693</text:p>
          </table:table-cell>
          <table:table-cell office:value-type="float" office:value="15.063">
            <text:p>15.063</text:p>
          </table:table-cell>
          <table:table-cell office:value-type="float" office:value="14.628">
            <text:p>14.628</text:p>
          </table:table-cell>
          <table:table-cell office:value-type="float" office:value="14.9">
            <text:p>14.9</text:p>
          </table:table-cell>
          <table:table-cell office:value-type="float" office:value="14.656">
            <text:p>14.656</text:p>
          </table:table-cell>
          <table:table-cell office:value-type="float" office:value="14.659">
            <text:p>14.659</text:p>
          </table:table-cell>
          <table:table-cell office:value-type="float" office:value="14.591">
            <text:p>14.591</text:p>
          </table:table-cell>
          <table:table-cell office:value-type="float" office:value="14.678">
            <text:p>14.678</text:p>
          </table:table-cell>
          <table:table-cell office:value-type="float" office:value="14.618">
            <text:p>14.618</text:p>
          </table:table-cell>
          <table:table-cell table:formula="of:=AVERAGE([.B6:.K6])" office:value-type="float" office:value="14.7203">
            <text:p>14.7203</text:p>
          </table:table-cell>
          <table:table-cell table:formula="of:=STDEV([.B6:.K6])" office:value-type="float" office:value="0.147526306505352">
            <text:p>0.1475263065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0.783">
            <text:p>20.783</text:p>
          </table:table-cell>
          <table:table-cell office:value-type="float" office:value="18.992">
            <text:p>18.992</text:p>
          </table:table-cell>
          <table:table-cell office:value-type="float" office:value="19.036">
            <text:p>19.036</text:p>
          </table:table-cell>
          <table:table-cell office:value-type="float" office:value="19.05">
            <text:p>19.05</text:p>
          </table:table-cell>
          <table:table-cell office:value-type="float" office:value="19.027">
            <text:p>19.027</text:p>
          </table:table-cell>
          <table:table-cell office:value-type="float" office:value="18.979">
            <text:p>18.979</text:p>
          </table:table-cell>
          <table:table-cell office:value-type="float" office:value="18.981">
            <text:p>18.981</text:p>
          </table:table-cell>
          <table:table-cell office:value-type="float" office:value="19.03">
            <text:p>19.03</text:p>
          </table:table-cell>
          <table:table-cell office:value-type="float" office:value="18.95">
            <text:p>18.95</text:p>
          </table:table-cell>
          <table:table-cell office:value-type="float" office:value="19.839">
            <text:p>19.839</text:p>
          </table:table-cell>
          <table:table-cell table:formula="of:=AVERAGE([.B7:.K7])" office:value-type="float" office:value="19.2667">
            <text:p>19.2667</text:p>
          </table:table-cell>
          <table:table-cell table:formula="of:=STDEV([.B7:.K7])" office:value-type="float" office:value="0.594466343314181">
            <text:p>0.594466343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5.475">
            <text:p>25.475</text:p>
          </table:table-cell>
          <table:table-cell office:value-type="float" office:value="25.524">
            <text:p>25.524</text:p>
          </table:table-cell>
          <table:table-cell office:value-type="float" office:value="25.742">
            <text:p>25.742</text:p>
          </table:table-cell>
          <table:table-cell office:value-type="float" office:value="26.349">
            <text:p>26.349</text:p>
          </table:table-cell>
          <table:table-cell office:value-type="float" office:value="25.518">
            <text:p>25.518</text:p>
          </table:table-cell>
          <table:table-cell office:value-type="float" office:value="25.568">
            <text:p>25.568</text:p>
          </table:table-cell>
          <table:table-cell office:value-type="float" office:value="25.456">
            <text:p>25.456</text:p>
          </table:table-cell>
          <table:table-cell office:value-type="float" office:value="25.483">
            <text:p>25.483</text:p>
          </table:table-cell>
          <table:table-cell office:value-type="float" office:value="26.598">
            <text:p>26.598</text:p>
          </table:table-cell>
          <table:table-cell office:value-type="float" office:value="25.437">
            <text:p>25.437</text:p>
          </table:table-cell>
          <table:table-cell table:formula="of:=AVERAGE([.B8:.K8])" office:value-type="float" office:value="25.715">
            <text:p>25.715</text:p>
          </table:table-cell>
          <table:table-cell table:formula="of:=STDEV([.B8:.K8])" office:value-type="float" office:value="0.412992063415805">
            <text:p>0.4129920634</text:p>
          </table:table-cell>
        </table:table-row>
        <table:table-row table:style-name="ro1">
          <table:table-cell table:style-name="ce4" office:value-type="float" office:value="150000">
            <text:p>150000</text:p>
          </table:table-cell>
          <table:table-cell table:style-name="ce8" office:value-type="float" office:value="36.363">
            <text:p>36.363</text:p>
          </table:table-cell>
          <table:table-cell table:style-name="ce10" office:value-type="float" office:value="36.517">
            <text:p>36.517</text:p>
          </table:table-cell>
          <table:table-cell table:style-name="ce10" office:value-type="float" office:value="38.081">
            <text:p>38.081</text:p>
          </table:table-cell>
          <table:table-cell table:style-name="ce10" office:value-type="float" office:value="36.455">
            <text:p>36.455</text:p>
          </table:table-cell>
          <table:table-cell table:style-name="ce10" office:value-type="float" office:value="36.2">
            <text:p>36.2</text:p>
          </table:table-cell>
          <table:table-cell table:style-name="ce10" office:value-type="float" office:value="36.397">
            <text:p>36.397</text:p>
          </table:table-cell>
          <table:table-cell table:style-name="ce10" office:value-type="float" office:value="36.249">
            <text:p>36.249</text:p>
          </table:table-cell>
          <table:table-cell table:style-name="ce10" office:value-type="float" office:value="36.3">
            <text:p>36.3</text:p>
          </table:table-cell>
          <table:table-cell table:style-name="ce10" office:value-type="float" office:value="36.47">
            <text:p>36.47</text:p>
          </table:table-cell>
          <table:table-cell table:style-name="ce10" office:value-type="float" office:value="36.421">
            <text:p>36.421</text:p>
          </table:table-cell>
          <table:table-cell table:style-name="ce16" table:formula="of:=AVERAGE([.B9:.K9])" office:value-type="float" office:value="36.5453">
            <text:p>36.5453</text:p>
          </table:table-cell>
          <table:table-cell table:style-name="ce20" table:formula="of:=STDEV([.B9:.K9])" office:value-type="float" office:value="0.548824410292886">
            <text:p>0.5488244103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9"/>
          <table:table-cell table:style-name="Default" table:number-columns-repeated="2"/>
        </table:table-row>
        <table:table-row table:style-name="ro1">
          <table:table-cell table:style-name="ce1" office:value-type="string" table:number-columns-spanned="3" table:number-rows-spanned="1">
            <text:p>Timing Test – OMP Times</text:p>
          </table:table-cell>
          <table:covered-table-cell table:style-name="Default"/>
          <table:covered-table-cell/>
          <table:table-cell table:style-name="ce11" office:value-type="string">
            <text:p>10000 Events</text:p>
          </table:table-cell>
          <table:table-cell/>
          <table:table-cell table:style-name="ce12" office:value-type="string" table:number-columns-spanned="2" table:number-rows-spanned="1">
            <text:p>No. Threads: 8</text:p>
          </table:table-cell>
          <table:covered-table-cell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" office:value-type="string">
            <text:p>No. Iterations</text:p>
          </table:table-cell>
          <table:table-cell table:style-name="ce5" office:value-type="string">
            <text:p>Time 1</text:p>
          </table:table-cell>
          <table:table-cell table:style-name="ce5" office:value-type="string">
            <text:p>Time 2</text:p>
          </table:table-cell>
          <table:table-cell table:style-name="ce5" office:value-type="string">
            <text:p>Time 3</text:p>
          </table:table-cell>
          <table:table-cell table:style-name="ce5" office:value-type="string">
            <text:p>Time 4</text:p>
          </table:table-cell>
          <table:table-cell table:style-name="ce5" office:value-type="string">
            <text:p>Time 5</text:p>
          </table:table-cell>
          <table:table-cell table:style-name="ce5" office:value-type="string">
            <text:p>Time 6</text:p>
          </table:table-cell>
          <table:table-cell table:style-name="ce5" office:value-type="string">
            <text:p>Time 7</text:p>
          </table:table-cell>
          <table:table-cell table:style-name="ce5" office:value-type="string">
            <text:p>Time 8</text:p>
          </table:table-cell>
          <table:table-cell table:style-name="ce5" office:value-type="string">
            <text:p>Time 9</text:p>
          </table:table-cell>
          <table:table-cell table:style-name="ce5" office:value-type="string">
            <text:p>Time 10</text:p>
          </table:table-cell>
          <table:table-cell table:style-name="ce13" office:value-type="string">
            <text:p>Average</text:p>
          </table:table-cell>
          <table:table-cell table:style-name="ce17" office:value-type="string">
            <text:p>Error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style-name="ce6" office:value-type="float" office:value="23.655">
            <text:p>23.655</text:p>
          </table:table-cell>
          <table:table-cell table:style-name="ce9" office:value-type="float" office:value="23.659">
            <text:p>23.659</text:p>
          </table:table-cell>
          <table:table-cell table:style-name="ce9" office:value-type="float" office:value="23.698">
            <text:p>23.698</text:p>
          </table:table-cell>
          <table:table-cell table:style-name="ce9" office:value-type="float" office:value="23.695">
            <text:p>23.695</text:p>
          </table:table-cell>
          <table:table-cell table:style-name="ce9" office:value-type="float" office:value="23.683">
            <text:p>23.683</text:p>
          </table:table-cell>
          <table:table-cell table:style-name="ce9" office:value-type="float" office:value="23.666">
            <text:p>23.666</text:p>
          </table:table-cell>
          <table:table-cell table:style-name="ce9" office:value-type="float" office:value="23.663">
            <text:p>23.663</text:p>
          </table:table-cell>
          <table:table-cell table:style-name="ce9" office:value-type="float" office:value="23.643">
            <text:p>23.643</text:p>
          </table:table-cell>
          <table:table-cell table:style-name="ce9" office:value-type="float" office:value="23.695">
            <text:p>23.695</text:p>
          </table:table-cell>
          <table:table-cell table:style-name="ce9" office:value-type="float" office:value="24.459">
            <text:p>24.459</text:p>
          </table:table-cell>
          <table:table-cell table:style-name="ce14" table:formula="of:=AVERAGE([.B16:.K16])" office:value-type="float" office:value="23.7516">
            <text:p>23.7516</text:p>
          </table:table-cell>
          <table:table-cell table:style-name="ce18" table:formula="of:=STDEV([.B16:.K16])" office:value-type="float" office:value="0.249283060885501">
            <text:p>0.2492830609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60.212">
            <text:p>60.212</text:p>
          </table:table-cell>
          <table:table-cell office:value-type="float" office:value="62.349">
            <text:p>62.349</text:p>
          </table:table-cell>
          <table:table-cell office:value-type="float" office:value="59.87">
            <text:p>59.87</text:p>
          </table:table-cell>
          <table:table-cell office:value-type="float" office:value="59.827">
            <text:p>59.827</text:p>
          </table:table-cell>
          <table:table-cell office:value-type="float" office:value="60.36">
            <text:p>60.36</text:p>
          </table:table-cell>
          <table:table-cell office:value-type="float" office:value="59.856">
            <text:p>59.856</text:p>
          </table:table-cell>
          <table:table-cell office:value-type="float" office:value="62.213">
            <text:p>62.213</text:p>
          </table:table-cell>
          <table:table-cell office:value-type="float" office:value="59.877">
            <text:p>59.877</text:p>
          </table:table-cell>
          <table:table-cell office:value-type="float" office:value="59.986">
            <text:p>59.986</text:p>
          </table:table-cell>
          <table:table-cell office:value-type="float" office:value="59.999">
            <text:p>59.999</text:p>
          </table:table-cell>
          <table:table-cell table:formula="of:=AVERAGE([.B17:.K17])" office:value-type="float" office:value="60.4549">
            <text:p>60.4549</text:p>
          </table:table-cell>
          <table:table-cell table:formula="of:=STDEV([.B17:.K17])" office:value-type="float" office:value="0.97771075591006">
            <text:p>0.9777107559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96.563">
            <text:p>96.563</text:p>
          </table:table-cell>
          <table:table-cell office:value-type="float" office:value="96.18">
            <text:p>96.18</text:p>
          </table:table-cell>
          <table:table-cell office:value-type="float" office:value="95.949">
            <text:p>95.949</text:p>
          </table:table-cell>
          <table:table-cell office:value-type="float" office:value="96.117">
            <text:p>96.117</text:p>
          </table:table-cell>
          <table:table-cell office:value-type="float" office:value="96.691">
            <text:p>96.691</text:p>
          </table:table-cell>
          <table:table-cell office:value-type="float" office:value="96.328">
            <text:p>96.328</text:p>
          </table:table-cell>
          <table:table-cell office:value-type="float" office:value="98.338">
            <text:p>98.338</text:p>
          </table:table-cell>
          <table:table-cell office:value-type="float" office:value="96.211">
            <text:p>96.211</text:p>
          </table:table-cell>
          <table:table-cell office:value-type="float" office:value="96.896">
            <text:p>96.896</text:p>
          </table:table-cell>
          <table:table-cell office:value-type="float" office:value="99.794">
            <text:p>99.794</text:p>
          </table:table-cell>
          <table:table-cell table:formula="of:=AVERAGE([.B18:.K18])" office:value-type="float" office:value="96.9067">
            <text:p>96.9067</text:p>
          </table:table-cell>
          <table:table-cell table:formula="of:=STDEV([.B18:.K18])" office:value-type="float" office:value="1.22191525892756">
            <text:p>1.2219152589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132.095">
            <text:p>132.095</text:p>
          </table:table-cell>
          <table:table-cell office:value-type="float" office:value="136.57">
            <text:p>136.57</text:p>
          </table:table-cell>
          <table:table-cell office:value-type="float" office:value="132.548">
            <text:p>132.548</text:p>
          </table:table-cell>
          <table:table-cell office:value-type="float" office:value="137.41">
            <text:p>137.41</text:p>
          </table:table-cell>
          <table:table-cell office:value-type="float" office:value="138.818">
            <text:p>138.818</text:p>
          </table:table-cell>
          <table:table-cell office:value-type="float" office:value="132.258">
            <text:p>132.258</text:p>
          </table:table-cell>
          <table:table-cell office:value-type="float" office:value="132.38">
            <text:p>132.38</text:p>
          </table:table-cell>
          <table:table-cell table:number-columns-repeated="2" office:value-type="float" office:value="132.074">
            <text:p>132.074</text:p>
          </table:table-cell>
          <table:table-cell office:value-type="float" office:value="132.548">
            <text:p>132.548</text:p>
          </table:table-cell>
          <table:table-cell table:formula="of:=AVERAGE([.B19:.K19])" office:value-type="float" office:value="133.8775">
            <text:p>133.8775</text:p>
          </table:table-cell>
          <table:table-cell table:formula="of:=STDEV([.B19:.K19])" office:value-type="float" office:value="2.62931360920594">
            <text:p>2.6293136092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86.262">
            <text:p>186.262</text:p>
          </table:table-cell>
          <table:table-cell office:value-type="float" office:value="186.548">
            <text:p>186.548</text:p>
          </table:table-cell>
          <table:table-cell office:value-type="float" office:value="186.973">
            <text:p>186.973</text:p>
          </table:table-cell>
          <table:table-cell office:value-type="float" office:value="186.857">
            <text:p>186.857</text:p>
          </table:table-cell>
          <table:table-cell office:value-type="float" office:value="194.091">
            <text:p>194.091</text:p>
          </table:table-cell>
          <table:table-cell office:value-type="float" office:value="186.478">
            <text:p>186.478</text:p>
          </table:table-cell>
          <table:table-cell office:value-type="float" office:value="193.127">
            <text:p>193.127</text:p>
          </table:table-cell>
          <table:table-cell office:value-type="float" office:value="186.795">
            <text:p>186.795</text:p>
          </table:table-cell>
          <table:table-cell office:value-type="float" office:value="186.191">
            <text:p>186.191</text:p>
          </table:table-cell>
          <table:table-cell office:value-type="float" office:value="186.899">
            <text:p>186.899</text:p>
          </table:table-cell>
          <table:table-cell table:formula="of:=AVERAGE([.B20:.K20])" office:value-type="float" office:value="188.0221">
            <text:p>188.0221</text:p>
          </table:table-cell>
          <table:table-cell table:formula="of:=STDEV([.B20:.K20])" office:value-type="float" office:value="2.96507153558074">
            <text:p>2.9650715356</text:p>
          </table:table-cell>
        </table:table-row>
        <table:table-row table:style-name="ro1">
          <table:table-cell table:style-name="ce4" office:value-type="float" office:value="150000">
            <text:p>150000</text:p>
          </table:table-cell>
          <table:table-cell table:style-name="ce8" office:value-type="float" office:value="278.273">
            <text:p>278.273</text:p>
          </table:table-cell>
          <table:table-cell table:style-name="ce10" office:value-type="float" office:value="277.026">
            <text:p>277.026</text:p>
          </table:table-cell>
          <table:table-cell table:style-name="ce10" office:value-type="float" office:value="276.971">
            <text:p>276.971</text:p>
          </table:table-cell>
          <table:table-cell table:style-name="ce10" office:value-type="float" office:value="291.487">
            <text:p>291.487</text:p>
          </table:table-cell>
          <table:table-cell table:style-name="ce10" office:value-type="float" office:value="277.243">
            <text:p>277.243</text:p>
          </table:table-cell>
          <table:table-cell table:style-name="ce10" office:value-type="float" office:value="277.743">
            <text:p>277.743</text:p>
          </table:table-cell>
          <table:table-cell table:style-name="ce10" office:value-type="float" office:value="291.789">
            <text:p>291.789</text:p>
          </table:table-cell>
          <table:table-cell table:style-name="ce10" office:value-type="float" office:value="277.053">
            <text:p>277.053</text:p>
          </table:table-cell>
          <table:table-cell table:style-name="ce10" office:value-type="float" office:value="277.358">
            <text:p>277.358</text:p>
          </table:table-cell>
          <table:table-cell table:style-name="ce10" office:value-type="float" office:value="276.995">
            <text:p>276.995</text:p>
          </table:table-cell>
          <table:table-cell table:style-name="ce16" table:formula="of:=AVERAGE([.B21:.K21])" office:value-type="float" office:value="280.1938">
            <text:p>280.1938</text:p>
          </table:table-cell>
          <table:table-cell table:style-name="ce20" table:formula="of:=STDEV([.B21:.K21])" office:value-type="float" office:value="6.04564349667502">
            <text:p>6.04564349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0T12:08:34</meta:creation-date>
    <meta:editing-duration>P1DT3H7M9S</meta:editing-duration>
    <meta:editing-cycles>194</meta:editing-cycles>
    <meta:generator>LibreOffice/3.5$MacOSX_x86 LibreOffice_project/235ab8a-3802056-4a8fed3-2d66ea8-e241b80</meta:generator>
    <dc:date>2013-03-01T15:36:16</dc:date>
    <meta:document-statistic meta:table-count="5" meta:cell-count="1332" meta:object-count="0"/>
  </office:meta>
</office:document-meta>
</file>